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145.1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 style:data-style-name="N11">
      <style:table-cell-properties fo:border="none"/>
    </style:style>
    <style:style style:name="ce2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800000"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ce17"/>
        <table:table-column table:style-name="co2" table:default-cell-style-name="ce20"/>
        <table:table-column table:style-name="co4" table:number-columns-repeated="2" table:default-cell-style-name="ce20"/>
        <table:table-column table:style-name="co2" table:number-columns-repeated="3" table:default-cell-style-name="ce20"/>
        <table:table-column table:style-name="co5" table:default-cell-style-name="ce20"/>
        <table:table-column table:style-name="co2" table:number-columns-repeated="2" table:default-cell-style-name="Default"/>
        <table:table-column table:style-name="co6" table:default-cell-style-name="ce17"/>
        <table:table-column table:style-name="co2" table:number-columns-repeated="2" table:default-cell-style-name="ce2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5" office:value-type="string" calcext:value-type="string">
            <text:p>OPS/M</text:p>
          </table:table-cell>
          <table:table-cell table:style-name="ce8" table:number-columns-repeated="2"/>
          <table:table-cell table:style-name="ce8" office:value-type="string" calcext:value-type="string">
            <text:p>on machine 154</text:p>
          </table:table-cell>
          <table:table-cell table:style-name="ce8" table:number-columns-repeated="2"/>
          <table:table-cell table:style-name="ce23"/>
          <table:table-cell table:style-name="ce9"/>
          <table:table-cell table:style-name="ce29"/>
          <table:table-cell table:style-name="ce8"/>
          <table:table-cell table:style-name="ce15" office:value-type="string" calcext:value-type="string">
            <text:p>DEOPTIMIZATIONS</text:p>
          </table:table-cell>
          <table:table-cell table:style-name="ce8"/>
          <table:table-cell table:style-name="ce23"/>
          <table:table-cell table:number-columns-repeated="2"/>
        </table:table-row>
        <table:table-row table:style-name="ro1">
          <table:table-cell table:style-name="ce1" office:value-type="string" calcext:value-type="string">
            <text:p>COMPRESS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ce4"/>
          <table:table-cell office:value-type="float" office:value="258.62" calcext:value-type="float">
            <text:p>258.62</text:p>
          </table:table-cell>
          <table:table-cell office:value-type="float" office:value="375.93" calcext:value-type="float">
            <text:p>375.93</text:p>
          </table:table-cell>
          <table:table-cell office:value-type="float" office:value="382.12" calcext:value-type="float">
            <text:p>382.12</text:p>
          </table:table-cell>
          <table:table-cell table:style-name="Default"/>
          <table:table-cell office:value-type="float" office:value="333.22" calcext:value-type="float">
            <text:p>333.22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5:.A31])" office:value-type="float" office:value="0" calcext:value-type="float">
            <text:p>0</text:p>
          </table:table-cell>
          <table:table-cell table:style-name="Default" table:formula="of:=COUNT([.B5:.B31])" office:value-type="float" office:value="20" calcext:value-type="float">
            <text:p>20</text:p>
          </table:table-cell>
          <table:table-cell table:style-name="Default" table:formula="of:=COUNT([.C5:.C31])" office:value-type="float" office:value="8" calcext:value-type="float">
            <text:p>8</text:p>
          </table:table-cell>
          <table:table-cell table:style-name="Default" table:formula="of:=COUNT([.D5:.D31])" office:value-type="float" office:value="8" calcext:value-type="float">
            <text:p>8</text:p>
          </table:table-cell>
          <table:table-cell table:style-name="Default" table:formula="of:=COUNT([.E5:.E31])" office:value-type="float" office:value="0" calcext:value-type="float">
            <text:p>0</text:p>
          </table:table-cell>
          <table:table-cell table:style-name="ce26" table:formula="of:=COUNT([.F5:.F31])" office:value-type="float" office:value="20" calcext:value-type="float">
            <text:p>20</text:p>
          </table:table-cell>
          <table:table-cell table:style-name="Default"/>
          <table:table-cell office:value-type="float" office:value="241" calcext:value-type="float">
            <text:p>241</text:p>
          </table:table-cell>
          <table:table-cell office:value-type="float" office:value="113" calcext:value-type="float">
            <text:p>113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5:.O31])" office:value-type="float" office:value="20" calcext:value-type="float">
            <text:p>20</text:p>
          </table:table-cell>
          <table:table-cell table:style-name="ce26" table:formula="of:=COUNT([.P5:.P31])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48.51" calcext:value-type="float">
            <text:p>248.51</text:p>
          </table:table-cell>
          <table:table-cell office:value-type="float" office:value="378.07" calcext:value-type="float">
            <text:p>378.07</text:p>
          </table:table-cell>
          <table:table-cell office:value-type="float" office:value="381.3" calcext:value-type="float">
            <text:p>381.3</text:p>
          </table:table-cell>
          <table:table-cell table:style-name="Default"/>
          <table:table-cell office:value-type="float" office:value="328.21" calcext:value-type="float">
            <text:p>328.21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5:.A31])" office:value-type="string" office:string-value="" calcext:value-type="error">
            <text:p>#DIV/0!</text:p>
          </table:table-cell>
          <table:table-cell table:style-name="ce19" table:formula="of:=AVERAGE([.B5:.B31])" office:value-type="float" office:value="260.2685" calcext:value-type="float">
            <text:p>260.2685</text:p>
          </table:table-cell>
          <table:table-cell table:style-name="ce19" table:formula="of:=AVERAGE([.C5:.C31])" office:value-type="float" office:value="379.2125" calcext:value-type="float">
            <text:p>379.2125</text:p>
          </table:table-cell>
          <table:table-cell table:style-name="ce19" table:formula="of:=AVERAGE([.D5:.D31])" office:value-type="float" office:value="383.795" calcext:value-type="float">
            <text:p>383.795</text:p>
          </table:table-cell>
          <table:table-cell table:style-name="ce19" table:formula="of:=AVERAGE([.E5:.E31])" office:value-type="string" office:string-value="" calcext:value-type="error">
            <text:p>#DIV/0!</text:p>
          </table:table-cell>
          <table:table-cell table:style-name="ce27" table:formula="of:=AVERAGE([.F5:.F31])" office:value-type="float" office:value="335.646" calcext:value-type="float">
            <text:p>335.646</text:p>
          </table:table-cell>
          <table:table-cell table:style-name="ce19" table:formula="of:=([.M6]-[.I6])/[.I6]" office:value-type="float" office:value="0.289614378997074" calcext:value-type="float">
            <text:p>0.289614379</text:p>
          </table:table-cell>
          <table:table-cell office:value-type="float" office:value="397" calcext:value-type="float">
            <text:p>397</text:p>
          </table:table-cell>
          <table:table-cell office:value-type="float" office:value="105" calcext:value-type="float">
            <text:p>105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5:.O31])" office:value-type="float" office:value="314.9" calcext:value-type="float">
            <text:p>314.9</text:p>
          </table:table-cell>
          <table:table-cell table:style-name="ce27" table:formula="of:=AVERAGE([.P5:.P31])" office:value-type="float" office:value="100.95" calcext:value-type="float">
            <text:p>100.95</text:p>
          </table:table-cell>
          <table:table-cell table:style-name="ce19" table:formula="of:=([.R6]-[.S6])/[.R6]" office:value-type="float" office:value="0.679422038742458" calcext:value-type="float">
            <text:p>0.6794220387</text:p>
          </table:table-cell>
          <table:table-cell/>
        </table:table-row>
        <table:table-row table:style-name="ro3">
          <table:table-cell table:style-name="ce4"/>
          <table:table-cell office:value-type="float" office:value="272.19" calcext:value-type="float">
            <text:p>272.19</text:p>
          </table:table-cell>
          <table:table-cell office:value-type="float" office:value="378.11" calcext:value-type="float">
            <text:p>378.11</text:p>
          </table:table-cell>
          <table:table-cell office:value-type="float" office:value="382.26" calcext:value-type="float">
            <text:p>382.26</text:p>
          </table:table-cell>
          <table:table-cell table:style-name="Default"/>
          <table:table-cell office:value-type="float" office:value="344.09" calcext:value-type="float">
            <text:p>344.09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6:.A31])" office:value-type="string" office:string-value="" calcext:value-type="error">
            <text:p>#DIV/0!</text:p>
          </table:table-cell>
          <table:table-cell table:style-name="Default" table:formula="of:=VAR([.B6:.B31])" office:value-type="float" office:value="112.635426315789" calcext:value-type="float">
            <text:p>112.6354263158</text:p>
          </table:table-cell>
          <table:table-cell table:style-name="Default" table:formula="of:=VAR([.C6:.C31])" office:value-type="float" office:value="4.84868095238099" calcext:value-type="float">
            <text:p>4.8486809524</text:p>
          </table:table-cell>
          <table:table-cell table:style-name="Default" table:formula="of:=VAR([.D6:.D31])" office:value-type="float" office:value="6.89626190476186" calcext:value-type="float">
            <text:p>6.8962619048</text:p>
          </table:table-cell>
          <table:table-cell table:style-name="Default" table:formula="of:=VAR([.E6:.E31])" office:value-type="string" office:string-value="" calcext:value-type="error">
            <text:p>#DIV/0!</text:p>
          </table:table-cell>
          <table:table-cell table:style-name="ce26" table:formula="of:=VAR([.F6:.F31])" office:value-type="float" office:value="31.8844356725146" calcext:value-type="float">
            <text:p>31.8844356725</text:p>
          </table:table-cell>
          <table:table-cell table:style-name="Default"/>
          <table:table-cell office:value-type="float" office:value="278" calcext:value-type="float">
            <text:p>278</text:p>
          </table:table-cell>
          <table:table-cell office:value-type="float" office:value="113" calcext:value-type="float">
            <text:p>113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6:.O31])" office:value-type="float" office:value="1567.17543859649" calcext:value-type="float">
            <text:p>1567.1754385965</text:p>
          </table:table-cell>
          <table:table-cell table:style-name="ce26" table:formula="of:=VAR([.P6:.P31])" office:value-type="float" office:value="30.0058479532164" calcext:value-type="float">
            <text:p>30.0058479532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66" calcext:value-type="float">
            <text:p>266</text:p>
          </table:table-cell>
          <table:table-cell office:value-type="float" office:value="378.27" calcext:value-type="float">
            <text:p>378.27</text:p>
          </table:table-cell>
          <table:table-cell office:value-type="float" office:value="383.06" calcext:value-type="float">
            <text:p>383.06</text:p>
          </table:table-cell>
          <table:table-cell table:style-name="Default"/>
          <table:table-cell office:value-type="float" office:value="338.62" calcext:value-type="float">
            <text:p>338.62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7]/[.H5])" office:value-type="string" office:string-value="" calcext:value-type="error">
            <text:p>#DIV/0!</text:p>
          </table:table-cell>
          <table:table-cell table:style-name="Default" table:formula="of:=SQRT([.I7]/[.I5])" office:value-type="float" office:value="2.37313533448674" calcext:value-type="float">
            <text:p>2.3731353345</text:p>
          </table:table-cell>
          <table:table-cell table:style-name="Default" table:formula="of:=SQRT([.J7]/[.J5])" office:value-type="float" office:value="0.778514687753303" calcext:value-type="float">
            <text:p>0.7785146878</text:p>
          </table:table-cell>
          <table:table-cell table:style-name="Default" table:formula="of:=SQRT([.K7]/[.K5])" office:value-type="float" office:value="0.928457181616488" calcext:value-type="float">
            <text:p>0.9284571816</text:p>
          </table:table-cell>
          <table:table-cell table:style-name="Default" table:formula="of:=SQRT([.L7]/[.L5])" office:value-type="string" office:string-value="" calcext:value-type="error">
            <text:p>#DIV/0!</text:p>
          </table:table-cell>
          <table:table-cell table:style-name="ce26" table:formula="of:=SQRT([.M7]/[.M5])" office:value-type="float" office:value="1.26262495762825" calcext:value-type="float">
            <text:p>1.2626249576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7]/[.R5])" office:value-type="float" office:value="8.85204902436857" calcext:value-type="float">
            <text:p>8.8520490244</text:p>
          </table:table-cell>
          <table:table-cell table:style-name="ce26" table:formula="of:=SQRT([.S7]/[.S5])" office:value-type="float" office:value="1.22486423642003" calcext:value-type="float">
            <text:p>1.2248642364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63.16" calcext:value-type="float">
            <text:p>263.16</text:p>
          </table:table-cell>
          <table:table-cell office:value-type="float" office:value="378.7" calcext:value-type="float">
            <text:p>378.7</text:p>
          </table:table-cell>
          <table:table-cell office:value-type="float" office:value="382.54" calcext:value-type="float">
            <text:p>382.54</text:p>
          </table:table-cell>
          <table:table-cell table:style-name="Default"/>
          <table:table-cell office:value-type="float" office:value="337.32" calcext:value-type="float">
            <text:p>337.32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5]-1" office:value-type="float" office:value="-1" calcext:value-type="float">
            <text:p>-1</text:p>
          </table:table-cell>
          <table:table-cell table:style-name="Default" table:formula="of:=[.I5]-1" office:value-type="float" office:value="19" calcext:value-type="float">
            <text:p>19</text:p>
          </table:table-cell>
          <table:table-cell table:style-name="Default" table:formula="of:=[.J5]-1" office:value-type="float" office:value="7" calcext:value-type="float">
            <text:p>7</text:p>
          </table:table-cell>
          <table:table-cell table:style-name="Default" table:formula="of:=[.K5]-1" office:value-type="float" office:value="7" calcext:value-type="float">
            <text:p>7</text:p>
          </table:table-cell>
          <table:table-cell table:style-name="Default" table:formula="of:=[.L5]-1" office:value-type="float" office:value="-1" calcext:value-type="float">
            <text:p>-1</text:p>
          </table:table-cell>
          <table:table-cell table:style-name="ce26" table:formula="of:=[.M5]-1" office:value-type="float" office:value="19" calcext:value-type="float">
            <text:p>19</text:p>
          </table:table-cell>
          <table:table-cell table:style-name="Default"/>
          <table:table-cell office:value-type="float" office:value="314" calcext:value-type="float">
            <text:p>314</text:p>
          </table:table-cell>
          <table:table-cell office:value-type="float" office:value="93" calcext:value-type="float">
            <text:p>93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5]-1" office:value-type="float" office:value="19" calcext:value-type="float">
            <text:p>19</text:p>
          </table:table-cell>
          <table:table-cell table:style-name="ce26" table:formula="of:=[.S5]-1"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41.81" calcext:value-type="float">
            <text:p>241.81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3.8" calcext:value-type="float">
            <text:p>383.8</text:p>
          </table:table-cell>
          <table:table-cell table:style-name="Default"/>
          <table:table-cell office:value-type="float" office:value="337.32" calcext:value-type="float">
            <text:p>337.32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9])" office:value-type="string" office:string-value="" calcext:value-type="error">
            <text:p>Err:502</text:p>
          </table:table-cell>
          <table:table-cell table:style-name="Default" table:formula="of:=TINV(0.05;[.I9])" office:value-type="float" office:value="2.09302405440831" calcext:value-type="float">
            <text:p>2.0930240544</text:p>
          </table:table-cell>
          <table:table-cell table:style-name="Default" table:formula="of:=TINV(0.05;[.J9])" office:value-type="float" office:value="2.36462425159279" calcext:value-type="float">
            <text:p>2.3646242516</text:p>
          </table:table-cell>
          <table:table-cell table:style-name="Default" table:formula="of:=TINV(0.05;[.K9])" office:value-type="float" office:value="2.36462425159279" calcext:value-type="float">
            <text:p>2.3646242516</text:p>
          </table:table-cell>
          <table:table-cell table:style-name="Default" table:formula="of:=TINV(0.05;[.L9])" office:value-type="string" office:string-value="" calcext:value-type="error">
            <text:p>Err:502</text:p>
          </table:table-cell>
          <table:table-cell table:style-name="ce26" table:formula="of:=TINV(0.05;[.M9])" office:value-type="float" office:value="2.09302405440831" calcext:value-type="float">
            <text:p>2.0930240544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float" office:value="99" calcext:value-type="float">
            <text:p>99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9])" office:value-type="float" office:value="2.09302405440831" calcext:value-type="float">
            <text:p>2.0930240544</text:p>
          </table:table-cell>
          <table:table-cell table:style-name="ce26" table:formula="of:=TINV(0.05;[.S9])" office:value-type="float" office:value="2.09302405440831" calcext:value-type="float">
            <text:p>2.0930240544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58" calcext:value-type="float">
            <text:p>258</text:p>
          </table:table-cell>
          <table:table-cell office:value-type="float" office:value="382.57" calcext:value-type="float">
            <text:p>382.57</text:p>
          </table:table-cell>
          <table:table-cell office:value-type="float" office:value="386.77" calcext:value-type="float">
            <text:p>386.77</text:p>
          </table:table-cell>
          <table:table-cell table:style-name="Default"/>
          <table:table-cell office:value-type="float" office:value="333.22" calcext:value-type="float">
            <text:p>333.22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10]*[.H8])" office:value-type="string" office:string-value="" calcext:value-type="error">
            <text:p>Err:502</text:p>
          </table:table-cell>
          <table:table-cell table:style-name="ce19" table:formula="of:=([.I10]*[.I8])" office:value-type="float" office:value="4.96702933944705" calcext:value-type="float">
            <text:p>4.9670293394</text:p>
          </table:table-cell>
          <table:table-cell table:style-name="ce19" table:formula="of:=([.J10]*[.J8])" office:value-type="float" office:value="1.84089471088265" calcext:value-type="float">
            <text:p>1.8408947109</text:p>
          </table:table-cell>
          <table:table-cell table:style-name="ce19" table:formula="of:=([.K10]*[.K8])" office:value-type="float" office:value="2.19545236821584" calcext:value-type="float">
            <text:p>2.1954523682</text:p>
          </table:table-cell>
          <table:table-cell table:style-name="ce19" table:formula="of:=([.L10]*[.L8])" office:value-type="string" office:string-value="" calcext:value-type="error">
            <text:p>Err:502</text:p>
          </table:table-cell>
          <table:table-cell table:style-name="ce27" table:formula="of:=([.M10]*[.M8])" office:value-type="float" office:value="2.64270440801219" calcext:value-type="float">
            <text:p>2.642704408</text:p>
          </table:table-cell>
          <table:table-cell table:style-name="ce19"/>
          <table:table-cell office:value-type="float" office:value="333" calcext:value-type="float">
            <text:p>333</text:p>
          </table:table-cell>
          <table:table-cell office:value-type="float" office:value="109" calcext:value-type="float">
            <text:p>109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10]*[.R8])" office:value-type="float" office:value="18.527551538805" calcext:value-type="float">
            <text:p>18.5275515388</text:p>
          </table:table-cell>
          <table:table-cell table:style-name="ce27" table:formula="of:=([.S10]*[.S8])" office:value-type="float" office:value="2.56367031021159" calcext:value-type="float">
            <text:p>2.5636703102</text:p>
          </table:table-cell>
          <table:table-cell/>
          <table:table-cell table:formula="of:=CONCATENATE(LOWER([.A2]);&quot;;&quot;;[.I6];&quot;;&quot;;[.I11];&quot;;&quot;;[.M6];&quot;;&quot;;[.M11];&quot;;&quot;;[.R6];&quot;;&quot;;[.R11];&quot;;&quot;;[.S6];&quot;;&quot;;[.S11])" office:value-type="string" office:string-value="compress;260.2685;4.96702933944705;335.646;2.64270440801219;314.9;18.527551538805;100.95;2.56367031021159" calcext:value-type="string">
            <text:p>compress;260.2685;4.96702933944705;335.646;2.64270440801219;314.9;18.527551538805;100.95;2.56367031021159</text:p>
          </table:table-cell>
        </table:table-row>
        <table:table-row table:style-name="ro3">
          <table:table-cell/>
          <table:table-cell office:value-type="float" office:value="254.84" calcext:value-type="float">
            <text:p>254.84</text:p>
          </table:table-cell>
          <table:table-cell office:value-type="float" office:value="383.16" calcext:value-type="float">
            <text:p>383.16</text:p>
          </table:table-cell>
          <table:table-cell office:value-type="float" office:value="388.51" calcext:value-type="float">
            <text:p>388.51</text:p>
          </table:table-cell>
          <table:table-cell/>
          <table:table-cell office:value-type="float" office:value="331.61" calcext:value-type="float">
            <text:p>331.61</text:p>
          </table:table-cell>
          <table:table-cell office:value-type="string" calcext:value-type="string">
            <text:p>Margin of error %</text:p>
          </table:table-cell>
          <table:table-cell table:formula="of:=[.H11]/[.H6]" office:value-type="string" office:string-value="" calcext:value-type="error">
            <text:p>Err:502</text:p>
          </table:table-cell>
          <table:table-cell table:formula="of:=[.I11]/[.I6]" office:value-type="percentage" office:value="0.0190842508388339" calcext:value-type="percentage">
            <text:p>1.91%</text:p>
          </table:table-cell>
          <table:table-cell table:formula="of:=[.J11]/[.J6]" office:value-type="percentage" office:value="0.00485452011967603" calcext:value-type="percentage">
            <text:p>0.49%</text:p>
          </table:table-cell>
          <table:table-cell table:formula="of:=[.K11]/[.K6]" office:value-type="percentage" office:value="0.00572037772304443" calcext:value-type="percentage">
            <text:p>0.57%</text:p>
          </table:table-cell>
          <table:table-cell table:formula="of:=[.L11]/[.L6]" office:value-type="string" office:string-value="" calcext:value-type="error">
            <text:p>Err:502</text:p>
          </table:table-cell>
          <table:table-cell table:formula="of:=[.M11]/[.M6]" office:value-type="percentage" office:value="0.0078734869714288" calcext:value-type="percentage">
            <text:p>0.79%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gin of error %</text:p>
          </table:table-cell>
          <table:table-cell table:formula="of:=[.R11]/[.R6]" office:value-type="percentage" office:value="0.0588363021238648" calcext:value-type="percentage">
            <text:p>5.88%</text:p>
          </table:table-cell>
          <table:table-cell table:formula="of:=[.S11]/[.S6]" office:value-type="percentage" office:value="0.0253954463616799" calcext:value-type="percentage">
            <text:p>2.54%</text:p>
          </table:table-cell>
          <table:table-cell table:number-columns-repeated="2"/>
        </table:table-row>
        <table:table-row table:style-name="ro3">
          <table:table-cell/>
          <table:table-cell office:value-type="float" office:value="245.27" calcext:value-type="float">
            <text:p>245.27</text:p>
          </table:table-cell>
          <table:table-cell table:number-columns-repeated="3"/>
          <table:table-cell office:value-type="float" office:value="335.43" calcext:value-type="float">
            <text:p>335.43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72.42" calcext:value-type="float">
            <text:p>272.42</text:p>
          </table:table-cell>
          <table:table-cell table:number-columns-repeated="3"/>
          <table:table-cell office:value-type="float" office:value="330.69" calcext:value-type="float">
            <text:p>330.69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77.78" calcext:value-type="float">
            <text:p>277.78</text:p>
          </table:table-cell>
          <table:table-cell table:number-columns-repeated="3"/>
          <table:table-cell office:value-type="float" office:value="343.84" calcext:value-type="float">
            <text:p>343.84</text:p>
          </table:table-cell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57.23" calcext:value-type="float">
            <text:p>257.23</text:p>
          </table:table-cell>
          <table:table-cell table:number-columns-repeated="3"/>
          <table:table-cell office:value-type="float" office:value="341.27" calcext:value-type="float">
            <text:p>341.27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3">
          <table:table-cell/>
          <table:table-cell office:value-type="float" office:value="257.03" calcext:value-type="float">
            <text:p>257.03</text:p>
          </table:table-cell>
          <table:table-cell table:number-columns-repeated="3"/>
          <table:table-cell office:value-type="float" office:value="333.33" calcext:value-type="float">
            <text:p>333.33</text:p>
          </table:table-cell>
          <table:table-cell table:number-columns-repeated="8"/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66.59" calcext:value-type="float">
            <text:p>266.59</text:p>
          </table:table-cell>
          <table:table-cell table:number-columns-repeated="3"/>
          <table:table-cell office:value-type="float" office:value="334.73" calcext:value-type="float">
            <text:p>334.73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62.3" calcext:value-type="float">
            <text:p>262.3</text:p>
          </table:table-cell>
          <table:table-cell table:number-columns-repeated="3"/>
          <table:table-cell office:value-type="float" office:value="327.87" calcext:value-type="float">
            <text:p>327.87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3">
          <table:table-cell/>
          <table:table-cell office:value-type="float" office:value="257.93" calcext:value-type="float">
            <text:p>257.93</text:p>
          </table:table-cell>
          <table:table-cell table:number-columns-repeated="3"/>
          <table:table-cell office:value-type="float" office:value="343.1" calcext:value-type="float">
            <text:p>343.1</text:p>
          </table:table-cell>
          <table:table-cell table:number-columns-repeated="8"/>
          <table:table-cell office:value-type="float" office:value="282" calcext:value-type="float">
            <text:p>282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74.76" calcext:value-type="float">
            <text:p>274.76</text:p>
          </table:table-cell>
          <table:table-cell table:number-columns-repeated="3"/>
          <table:table-cell office:value-type="float" office:value="331.15" calcext:value-type="float">
            <text:p>331.15</text:p>
          </table:table-cell>
          <table:table-cell table:number-columns-repeated="8"/>
          <table:table-cell office:value-type="float" office:value="313" calcext:value-type="float">
            <text:p>31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62.01" calcext:value-type="float">
            <text:p>262.01</text:p>
          </table:table-cell>
          <table:table-cell table:number-columns-repeated="3"/>
          <table:table-cell office:value-type="float" office:value="326.86" calcext:value-type="float">
            <text:p>326.86</text:p>
          </table:table-cell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3">
          <table:table-cell/>
          <table:table-cell office:value-type="float" office:value="242.18" calcext:value-type="float">
            <text:p>242.18</text:p>
          </table:table-cell>
          <table:table-cell table:number-columns-repeated="3"/>
          <table:table-cell office:value-type="float" office:value="343.72" calcext:value-type="float">
            <text:p>343.72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66.74" calcext:value-type="float">
            <text:p>266.74</text:p>
          </table:table-cell>
          <table:table-cell table:number-columns-repeated="3"/>
          <table:table-cell office:value-type="float" office:value="337.32" calcext:value-type="float">
            <text:p>337.32</text:p>
          </table:table-cell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 table:number-rows-repeated="5">
          <table:table-cell table:number-columns-repeated="21"/>
        </table:table-row>
        <table:table-row table:style-name="ro3">
          <table:table-cell table:style-name="ce6" table:number-columns-repeated="2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RYPTO.AES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ce4"/>
          <table:table-cell office:value-type="float" office:value="109.14" calcext:value-type="float">
            <text:p>109.14</text:p>
          </table:table-cell>
          <table:table-cell office:value-type="float" office:value="127.17" calcext:value-type="float">
            <text:p>127.17</text:p>
          </table:table-cell>
          <table:table-cell office:value-type="float" office:value="127.14" calcext:value-type="float">
            <text:p>127.14</text:p>
          </table:table-cell>
          <table:table-cell table:style-name="Default"/>
          <table:table-cell office:value-type="float" office:value="110.09" calcext:value-type="float">
            <text:p>110.09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34:.A43])" office:value-type="float" office:value="0" calcext:value-type="float">
            <text:p>0</text:p>
          </table:table-cell>
          <table:table-cell table:style-name="Default" table:formula="of:=COUNT([.B34:.B43])" office:value-type="float" office:value="8" calcext:value-type="float">
            <text:p>8</text:p>
          </table:table-cell>
          <table:table-cell table:style-name="Default" table:formula="of:=COUNT([.C34:.C43])" office:value-type="float" office:value="8" calcext:value-type="float">
            <text:p>8</text:p>
          </table:table-cell>
          <table:table-cell table:style-name="Default" table:formula="of:=COUNT([.D34:.D43])" office:value-type="float" office:value="8" calcext:value-type="float">
            <text:p>8</text:p>
          </table:table-cell>
          <table:table-cell table:style-name="Default" table:formula="of:=COUNT([.E34:.E43])" office:value-type="float" office:value="0" calcext:value-type="float">
            <text:p>0</text:p>
          </table:table-cell>
          <table:table-cell table:style-name="ce26" table:formula="of:=COUNT([.F34:.F43])" office:value-type="float" office:value="8" calcext:value-type="float">
            <text:p>8</text:p>
          </table:table-cell>
          <table:table-cell table:style-name="Default"/>
          <table:table-cell office:value-type="float" office:value="380" calcext:value-type="float">
            <text:p>380</text:p>
          </table:table-cell>
          <table:table-cell office:value-type="float" office:value="242" calcext:value-type="float">
            <text:p>242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34:.O43])" office:value-type="float" office:value="8" calcext:value-type="float">
            <text:p>8</text:p>
          </table:table-cell>
          <table:table-cell table:style-name="ce26" table:formula="of:=COUNT([.P34:.P43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0.84" calcext:value-type="float">
            <text:p>110.84</text:p>
          </table:table-cell>
          <table:table-cell office:value-type="float" office:value="127.58" calcext:value-type="float">
            <text:p>127.58</text:p>
          </table:table-cell>
          <table:table-cell office:value-type="float" office:value="126.13" calcext:value-type="float">
            <text:p>126.13</text:p>
          </table:table-cell>
          <table:table-cell table:style-name="Default"/>
          <table:table-cell office:value-type="float" office:value="110.68" calcext:value-type="float">
            <text:p>110.68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34:.A43])" office:value-type="string" office:string-value="" calcext:value-type="error">
            <text:p>#DIV/0!</text:p>
          </table:table-cell>
          <table:table-cell table:style-name="ce19" table:formula="of:=AVERAGE([.B34:.B43])" office:value-type="float" office:value="116.44625" calcext:value-type="float">
            <text:p>116.44625</text:p>
          </table:table-cell>
          <table:table-cell table:style-name="ce19" table:formula="of:=AVERAGE([.C34:.C43])" office:value-type="float" office:value="133.4375" calcext:value-type="float">
            <text:p>133.4375</text:p>
          </table:table-cell>
          <table:table-cell table:style-name="ce19" table:formula="of:=AVERAGE([.D34:.D43])" office:value-type="float" office:value="131.835" calcext:value-type="float">
            <text:p>131.835</text:p>
          </table:table-cell>
          <table:table-cell table:style-name="ce19" table:formula="of:=AVERAGE([.E34:.E43])" office:value-type="string" office:string-value="" calcext:value-type="error">
            <text:p>#DIV/0!</text:p>
          </table:table-cell>
          <table:table-cell table:style-name="ce27" table:formula="of:=AVERAGE([.F34:.F43])" office:value-type="float" office:value="117.41875" calcext:value-type="float">
            <text:p>117.41875</text:p>
          </table:table-cell>
          <table:table-cell table:style-name="ce19" table:formula="of:=([.M35]-[.I35])/[.I35]" office:value-type="float" office:value="0.00835149264145472" calcext:value-type="float">
            <text:p>0.0083514926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34:.O43])" office:value-type="float" office:value="283.25" calcext:value-type="float">
            <text:p>283.25</text:p>
          </table:table-cell>
          <table:table-cell table:style-name="ce27" table:formula="of:=AVERAGE([.P34:.P43])" office:value-type="float" office:value="227.875" calcext:value-type="float">
            <text:p>227.875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2.2" calcext:value-type="float">
            <text:p>112.2</text:p>
          </table:table-cell>
          <table:table-cell office:value-type="float" office:value="130.27" calcext:value-type="float">
            <text:p>130.27</text:p>
          </table:table-cell>
          <table:table-cell office:value-type="float" office:value="127.36" calcext:value-type="float">
            <text:p>127.36</text:p>
          </table:table-cell>
          <table:table-cell table:style-name="Default"/>
          <table:table-cell office:value-type="float" office:value="111.65" calcext:value-type="float">
            <text:p>111.65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35:.A43])" office:value-type="string" office:string-value="" calcext:value-type="error">
            <text:p>#DIV/0!</text:p>
          </table:table-cell>
          <table:table-cell table:style-name="Default" table:formula="of:=VAR([.B35:.B43])" office:value-type="float" office:value="34.1524" calcext:value-type="float">
            <text:p>34.1524</text:p>
          </table:table-cell>
          <table:table-cell table:style-name="Default" table:formula="of:=VAR([.C35:.C43])" office:value-type="float" office:value="33.1697904761904" calcext:value-type="float">
            <text:p>33.1697904762</text:p>
          </table:table-cell>
          <table:table-cell table:style-name="Default" table:formula="of:=VAR([.D35:.D43])" office:value-type="float" office:value="32.6793619047619" calcext:value-type="float">
            <text:p>32.6793619048</text:p>
          </table:table-cell>
          <table:table-cell table:style-name="Default" table:formula="of:=VAR([.E35:.E43])" office:value-type="string" office:string-value="" calcext:value-type="error">
            <text:p>#DIV/0!</text:p>
          </table:table-cell>
          <table:table-cell table:style-name="ce26" table:formula="of:=VAR([.F35:.F43])" office:value-type="float" office:value="33.9996952380952" calcext:value-type="float">
            <text:p>33.9996952381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35:.O43])" office:value-type="float" office:value="5663.95238095238" calcext:value-type="float">
            <text:p>5663.9523809524</text:p>
          </table:table-cell>
          <table:table-cell table:style-name="ce26" table:formula="of:=VAR([.P35:.P43])" office:value-type="float" office:value="1534.47619047619" calcext:value-type="float">
            <text:p>1534.4761904762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2.65" calcext:value-type="float">
            <text:p>112.65</text:p>
          </table:table-cell>
          <table:table-cell office:value-type="float" office:value="132.08" calcext:value-type="float">
            <text:p>132.08</text:p>
          </table:table-cell>
          <table:table-cell office:value-type="float" office:value="130.56" calcext:value-type="float">
            <text:p>130.56</text:p>
          </table:table-cell>
          <table:table-cell table:style-name="Default"/>
          <table:table-cell office:value-type="float" office:value="115.9" calcext:value-type="float">
            <text:p>115.9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36]/[.H34])" office:value-type="string" office:string-value="" calcext:value-type="error">
            <text:p>#DIV/0!</text:p>
          </table:table-cell>
          <table:table-cell table:style-name="Default" table:formula="of:=SQRT([.I36]/[.I34])" office:value-type="float" office:value="2.06616795057904" calcext:value-type="float">
            <text:p>2.0661679506</text:p>
          </table:table-cell>
          <table:table-cell table:style-name="Default" table:formula="of:=SQRT([.J36]/[.J34])" office:value-type="float" office:value="2.03622783831373" calcext:value-type="float">
            <text:p>2.0362278383</text:p>
          </table:table-cell>
          <table:table-cell table:style-name="Default" table:formula="of:=SQRT([.K36]/[.K34])" office:value-type="float" office:value="2.02111856111789" calcext:value-type="float">
            <text:p>2.0211185611</text:p>
          </table:table-cell>
          <table:table-cell table:style-name="Default" table:formula="of:=SQRT([.L36]/[.L34])" office:value-type="string" office:string-value="" calcext:value-type="error">
            <text:p>#DIV/0!</text:p>
          </table:table-cell>
          <table:table-cell table:style-name="ce26" table:formula="of:=SQRT([.M36]/[.M34])" office:value-type="float" office:value="2.06154357333574" calcext:value-type="float">
            <text:p>2.0615435733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36]/[.R34])" office:value-type="float" office:value="26.6081575389775" calcext:value-type="float">
            <text:p>26.608157539</text:p>
          </table:table-cell>
          <table:table-cell table:style-name="ce26" table:formula="of:=SQRT([.S36]/[.S34])" office:value-type="float" office:value="13.8495315375475" calcext:value-type="float">
            <text:p>13.8495315375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7.92" calcext:value-type="float">
            <text:p>117.92</text:p>
          </table:table-cell>
          <table:table-cell office:value-type="float" office:value="132.56" calcext:value-type="float">
            <text:p>132.56</text:p>
          </table:table-cell>
          <table:table-cell office:value-type="float" office:value="132.01" calcext:value-type="float">
            <text:p>132.01</text:p>
          </table:table-cell>
          <table:table-cell table:style-name="Default"/>
          <table:table-cell office:value-type="float" office:value="121.29" calcext:value-type="float">
            <text:p>121.29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34]-1" office:value-type="float" office:value="-1" calcext:value-type="float">
            <text:p>-1</text:p>
          </table:table-cell>
          <table:table-cell table:style-name="Default" table:formula="of:=[.I34]-1" office:value-type="float" office:value="7" calcext:value-type="float">
            <text:p>7</text:p>
          </table:table-cell>
          <table:table-cell table:style-name="Default" table:formula="of:=[.J34]-1" office:value-type="float" office:value="7" calcext:value-type="float">
            <text:p>7</text:p>
          </table:table-cell>
          <table:table-cell table:style-name="Default" table:formula="of:=[.K34]-1" office:value-type="float" office:value="7" calcext:value-type="float">
            <text:p>7</text:p>
          </table:table-cell>
          <table:table-cell table:style-name="Default" table:formula="of:=[.L34]-1" office:value-type="float" office:value="-1" calcext:value-type="float">
            <text:p>-1</text:p>
          </table:table-cell>
          <table:table-cell table:style-name="ce26" table:formula="of:=[.M34]-1" office:value-type="float" office:value="7" calcext:value-type="float">
            <text:p>7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264" calcext:value-type="float">
            <text:p>264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34]-1" office:value-type="float" office:value="7" calcext:value-type="float">
            <text:p>7</text:p>
          </table:table-cell>
          <table:table-cell table:style-name="ce26" table:formula="of:=[.S34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20.79" calcext:value-type="float">
            <text:p>120.79</text:p>
          </table:table-cell>
          <table:table-cell office:value-type="float" office:value="133.21" calcext:value-type="float">
            <text:p>133.21</text:p>
          </table:table-cell>
          <table:table-cell office:value-type="float" office:value="131.02" calcext:value-type="float">
            <text:p>131.02</text:p>
          </table:table-cell>
          <table:table-cell table:style-name="Default"/>
          <table:table-cell office:value-type="float" office:value="121.53" calcext:value-type="float">
            <text:p>121.53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38])" office:value-type="string" office:string-value="" calcext:value-type="error">
            <text:p>Err:502</text:p>
          </table:table-cell>
          <table:table-cell table:style-name="Default" table:formula="of:=TINV(0.05;[.I38])" office:value-type="float" office:value="2.36462425159279" calcext:value-type="float">
            <text:p>2.3646242516</text:p>
          </table:table-cell>
          <table:table-cell table:style-name="Default" table:formula="of:=TINV(0.05;[.J38])" office:value-type="float" office:value="2.36462425159279" calcext:value-type="float">
            <text:p>2.3646242516</text:p>
          </table:table-cell>
          <table:table-cell table:style-name="Default" table:formula="of:=TINV(0.05;[.K38])" office:value-type="float" office:value="2.36462425159279" calcext:value-type="float">
            <text:p>2.3646242516</text:p>
          </table:table-cell>
          <table:table-cell table:style-name="Default" table:formula="of:=TINV(0.05;[.L38])" office:value-type="string" office:string-value="" calcext:value-type="error">
            <text:p>Err:502</text:p>
          </table:table-cell>
          <table:table-cell table:style-name="ce26" table:formula="of:=TINV(0.05;[.M38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78" calcext:value-type="float">
            <text:p>178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38])" office:value-type="float" office:value="2.36462425159279" calcext:value-type="float">
            <text:p>2.3646242516</text:p>
          </table:table-cell>
          <table:table-cell table:style-name="ce26" table:formula="of:=TINV(0.05;[.S38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21.46" calcext:value-type="float">
            <text:p>121.46</text:p>
          </table:table-cell>
          <table:table-cell office:value-type="float" office:value="142.28" calcext:value-type="float">
            <text:p>142.28</text:p>
          </table:table-cell>
          <table:table-cell office:value-type="float" office:value="138.93" calcext:value-type="float">
            <text:p>138.93</text:p>
          </table:table-cell>
          <table:table-cell table:style-name="Default"/>
          <table:table-cell office:value-type="float" office:value="121.94" calcext:value-type="float">
            <text:p>121.94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39]*[.H37])" office:value-type="string" office:string-value="" calcext:value-type="error">
            <text:p>Err:502</text:p>
          </table:table-cell>
          <table:table-cell table:style-name="ce19" table:formula="of:=([.I39]*[.I37])" office:value-type="float" office:value="4.88571084380297" calcext:value-type="float">
            <text:p>4.8857108438</text:p>
          </table:table-cell>
          <table:table-cell table:style-name="ce19" table:formula="of:=([.J39]*[.J37])" office:value-type="float" office:value="4.814913728245" calcext:value-type="float">
            <text:p>4.8149137282</text:p>
          </table:table-cell>
          <table:table-cell table:style-name="ce19" table:formula="of:=([.K39]*[.K37])" office:value-type="float" office:value="4.77918596496367" calcext:value-type="float">
            <text:p>4.779185965</text:p>
          </table:table-cell>
          <table:table-cell table:style-name="ce19" table:formula="of:=([.L39]*[.L37])" office:value-type="string" office:string-value="" calcext:value-type="error">
            <text:p>Err:502</text:p>
          </table:table-cell>
          <table:table-cell table:style-name="ce27" table:formula="of:=([.M39]*[.M37])" office:value-type="float" office:value="4.87477592922495" calcext:value-type="float">
            <text:p>4.8747759292</text:p>
          </table:table-cell>
          <table:table-cell table:style-name="ce19"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39]*[.R37])" office:value-type="float" office:value="62.9182946068677" calcext:value-type="float">
            <text:p>62.9182946069</text:p>
          </table:table-cell>
          <table:table-cell table:style-name="ce27" table:formula="of:=([.S39]*[.S37])" office:value-type="float" office:value="32.748938146884" calcext:value-type="float">
            <text:p>32.7489381469</text:p>
          </table:table-cell>
          <table:table-cell/>
          <table:table-cell table:formula="of:=CONCATENATE(LOWER([.A31]);&quot;;&quot;;[.I35];&quot;;&quot;;[.I40];&quot;;&quot;;[.M35];&quot;;&quot;;[.M40];&quot;;&quot;;[.R35];&quot;;&quot;;[.R40];&quot;;&quot;;[.S35];&quot;;&quot;;[.S40])" office:value-type="string" office:string-value="crypto.aes;116.44625;4.88571084380297;117.41875;4.87477592922495;283.25;62.9182946068677;227.875;32.748938146884" calcext:value-type="string">
            <text:p>crypto.aes;116.44625;4.88571084380297;117.41875;4.87477592922495;283.25;62.9182946068677;227.875;32.748938146884</text:p>
          </table:table-cell>
        </table:table-row>
        <table:table-row table:style-name="ro3">
          <table:table-cell table:style-name="ce7"/>
          <table:table-cell office:value-type="float" office:value="126.57" calcext:value-type="float">
            <text:p>126.57</text:p>
          </table:table-cell>
          <table:table-cell office:value-type="float" office:value="142.35" calcext:value-type="float">
            <text:p>142.35</text:p>
          </table:table-cell>
          <table:table-cell office:value-type="float" office:value="141.53" calcext:value-type="float">
            <text:p>141.53</text:p>
          </table:table-cell>
          <table:table-cell table:style-name="ce14"/>
          <table:table-cell office:value-type="float" office:value="126.27" calcext:value-type="float">
            <text:p>126.27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40]/[.H35]" office:value-type="string" office:string-value="" calcext:value-type="error">
            <text:p>Err:502</text:p>
          </table:table-cell>
          <table:table-cell table:style-name="ce21" table:formula="of:=[.I40]/[.I35]" office:value-type="percentage" office:value="0.0419567898820526" calcext:value-type="percentage">
            <text:p>4.20%</text:p>
          </table:table-cell>
          <table:table-cell table:style-name="ce21" table:formula="of:=[.J40]/[.J35]" office:value-type="percentage" office:value="0.0360836626004309" calcext:value-type="percentage">
            <text:p>3.61%</text:p>
          </table:table-cell>
          <table:table-cell table:style-name="ce21" table:formula="of:=[.K40]/[.K35]" office:value-type="percentage" office:value="0.0362512683654847" calcext:value-type="percentage">
            <text:p>3.63%</text:p>
          </table:table-cell>
          <table:table-cell table:style-name="ce21" table:formula="of:=[.L40]/[.L35]" office:value-type="string" office:string-value="" calcext:value-type="error">
            <text:p>Err:502</text:p>
          </table:table-cell>
          <table:table-cell table:style-name="ce28" table:formula="of:=[.M40]/[.M35]" office:value-type="percentage" office:value="0.041516162701655" calcext:value-type="percentage">
            <text:p>4.15%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44" calcext:value-type="float">
            <text:p>244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40]/[.R35]" office:value-type="percentage" office:value="0.222129901524687" calcext:value-type="percentage">
            <text:p>22.21%</text:p>
          </table:table-cell>
          <table:table-cell table:style-name="ce28" table:formula="of:=[.S40]/[.S35]" office:value-type="percentage" office:value="0.143714484462464" calcext:value-type="percentage">
            <text:p>14.37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RYPTO.SIGNVERIFY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484.11" calcext:value-type="float">
            <text:p>484.11</text:p>
          </table:table-cell>
          <table:table-cell office:value-type="float" office:value="730.34" calcext:value-type="float">
            <text:p>730.34</text:p>
          </table:table-cell>
          <table:table-cell office:value-type="float" office:value="742.34" calcext:value-type="float">
            <text:p>742.34</text:p>
          </table:table-cell>
          <table:table-cell table:style-name="Default"/>
          <table:table-cell office:value-type="float" office:value="470.59" calcext:value-type="float">
            <text:p>470.59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58:.A67])" office:value-type="float" office:value="0" calcext:value-type="float">
            <text:p>0</text:p>
          </table:table-cell>
          <table:table-cell table:style-name="Default" table:formula="of:=COUNT([.B58:.B67])" office:value-type="float" office:value="8" calcext:value-type="float">
            <text:p>8</text:p>
          </table:table-cell>
          <table:table-cell table:style-name="Default" table:formula="of:=COUNT([.C58:.C67])" office:value-type="float" office:value="8" calcext:value-type="float">
            <text:p>8</text:p>
          </table:table-cell>
          <table:table-cell table:style-name="Default" table:formula="of:=COUNT([.D58:.D67])" office:value-type="float" office:value="8" calcext:value-type="float">
            <text:p>8</text:p>
          </table:table-cell>
          <table:table-cell table:style-name="Default" table:formula="of:=COUNT([.E58:.E67])" office:value-type="float" office:value="0" calcext:value-type="float">
            <text:p>0</text:p>
          </table:table-cell>
          <table:table-cell table:style-name="ce26" table:formula="of:=COUNT([.F58:.F67])" office:value-type="float" office:value="8" calcext:value-type="float">
            <text:p>8</text:p>
          </table:table-cell>
          <table:table-cell table:style-name="Default"/>
          <table:table-cell office:value-type="float" office:value="299" calcext:value-type="float">
            <text:p>299</text:p>
          </table:table-cell>
          <table:table-cell office:value-type="float" office:value="235" calcext:value-type="float">
            <text:p>235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58:.O67])" office:value-type="float" office:value="8" calcext:value-type="float">
            <text:p>8</text:p>
          </table:table-cell>
          <table:table-cell table:style-name="ce26" table:formula="of:=COUNT([.P58:.P67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88.3" calcext:value-type="float">
            <text:p>488.3</text:p>
          </table:table-cell>
          <table:table-cell office:value-type="float" office:value="735.58" calcext:value-type="float">
            <text:p>735.58</text:p>
          </table:table-cell>
          <table:table-cell office:value-type="float" office:value="738.95" calcext:value-type="float">
            <text:p>738.95</text:p>
          </table:table-cell>
          <table:table-cell table:style-name="Default"/>
          <table:table-cell office:value-type="float" office:value="470.82" calcext:value-type="float">
            <text:p>470.82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58:.A67])" office:value-type="string" office:string-value="" calcext:value-type="error">
            <text:p>#DIV/0!</text:p>
          </table:table-cell>
          <table:table-cell table:style-name="ce19" table:formula="of:=AVERAGE([.B58:.B67])" office:value-type="float" office:value="521.245" calcext:value-type="float">
            <text:p>521.245</text:p>
          </table:table-cell>
          <table:table-cell table:style-name="ce19" table:formula="of:=AVERAGE([.C58:.C67])" office:value-type="float" office:value="743.59375" calcext:value-type="float">
            <text:p>743.59375</text:p>
          </table:table-cell>
          <table:table-cell table:style-name="ce19" table:formula="of:=AVERAGE([.D58:.D67])" office:value-type="float" office:value="746.2725" calcext:value-type="float">
            <text:p>746.2725</text:p>
          </table:table-cell>
          <table:table-cell table:style-name="ce19" table:formula="of:=AVERAGE([.E58:.E67])" office:value-type="string" office:string-value="" calcext:value-type="error">
            <text:p>#DIV/0!</text:p>
          </table:table-cell>
          <table:table-cell table:style-name="ce27" table:formula="of:=AVERAGE([.F58:.F67])" office:value-type="float" office:value="515.88875" calcext:value-type="float">
            <text:p>515.88875</text:p>
          </table:table-cell>
          <table:table-cell table:style-name="ce19" table:formula="of:=([.M59]-[.I59])/[.I59]" office:value-type="float" office:value="-0.0102758779460715" calcext:value-type="float">
            <text:p>-0.0102758779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58:.O67])" office:value-type="float" office:value="273.5" calcext:value-type="float">
            <text:p>273.5</text:p>
          </table:table-cell>
          <table:table-cell table:style-name="ce27" table:formula="of:=AVERAGE([.P58:.P67])" office:value-type="float" office:value="212.625" calcext:value-type="float">
            <text:p>212.62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04.2" calcext:value-type="float">
            <text:p>504.2</text:p>
          </table:table-cell>
          <table:table-cell office:value-type="float" office:value="740.04" calcext:value-type="float">
            <text:p>740.04</text:p>
          </table:table-cell>
          <table:table-cell office:value-type="float" office:value="743.72" calcext:value-type="float">
            <text:p>743.72</text:p>
          </table:table-cell>
          <table:table-cell table:style-name="Default"/>
          <table:table-cell office:value-type="float" office:value="501.31" calcext:value-type="float">
            <text:p>501.31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59:.A67])" office:value-type="string" office:string-value="" calcext:value-type="error">
            <text:p>#DIV/0!</text:p>
          </table:table-cell>
          <table:table-cell table:style-name="Default" table:formula="of:=VAR([.B59:.B67])" office:value-type="float" office:value="508.3342" calcext:value-type="float">
            <text:p>508.3342</text:p>
          </table:table-cell>
          <table:table-cell table:style-name="Default" table:formula="of:=VAR([.C59:.C67])" office:value-type="float" office:value="52.8201238095238" calcext:value-type="float">
            <text:p>52.8201238095</text:p>
          </table:table-cell>
          <table:table-cell table:style-name="Default" table:formula="of:=VAR([.D59:.D67])" office:value-type="float" office:value="40.493695238095" calcext:value-type="float">
            <text:p>40.4936952381</text:p>
          </table:table-cell>
          <table:table-cell table:style-name="Default" table:formula="of:=VAR([.E59:.E67])" office:value-type="string" office:string-value="" calcext:value-type="error">
            <text:p>#DIV/0!</text:p>
          </table:table-cell>
          <table:table-cell table:style-name="ce26" table:formula="of:=VAR([.F59:.F67])" office:value-type="float" office:value="783.232066666667" calcext:value-type="float">
            <text:p>783.2320666667</text:p>
          </table:table-cell>
          <table:table-cell table:style-name="Default"/>
          <table:table-cell office:value-type="float" office:value="277" calcext:value-type="float">
            <text:p>277</text:p>
          </table:table-cell>
          <table:table-cell office:value-type="float" office:value="211" calcext:value-type="float">
            <text:p>211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59:.O67])" office:value-type="float" office:value="1223.80952380952" calcext:value-type="float">
            <text:p>1223.8095238095</text:p>
          </table:table-cell>
          <table:table-cell table:style-name="ce26" table:formula="of:=VAR([.P59:.P67])" office:value-type="float" office:value="444.619047619048" calcext:value-type="float">
            <text:p>444.619047619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29.22" calcext:value-type="float">
            <text:p>529.22</text:p>
          </table:table-cell>
          <table:table-cell office:value-type="float" office:value="742.58" calcext:value-type="float">
            <text:p>742.58</text:p>
          </table:table-cell>
          <table:table-cell office:value-type="float" office:value="750.81" calcext:value-type="float">
            <text:p>750.81</text:p>
          </table:table-cell>
          <table:table-cell table:style-name="Default"/>
          <table:table-cell office:value-type="float" office:value="523.16" calcext:value-type="float">
            <text:p>523.16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60]/[.H58])" office:value-type="string" office:string-value="" calcext:value-type="error">
            <text:p>#DIV/0!</text:p>
          </table:table-cell>
          <table:table-cell table:style-name="Default" table:formula="of:=SQRT([.I60]/[.I58])" office:value-type="float" office:value="7.97130949091804" calcext:value-type="float">
            <text:p>7.9713094909</text:p>
          </table:table-cell>
          <table:table-cell table:style-name="Default" table:formula="of:=SQRT([.J60]/[.J58])" office:value-type="float" office:value="2.56953604298334" calcext:value-type="float">
            <text:p>2.569536043</text:p>
          </table:table-cell>
          <table:table-cell table:style-name="Default" table:formula="of:=SQRT([.K60]/[.K58])" office:value-type="float" office:value="2.24982486090848" calcext:value-type="float">
            <text:p>2.2498248609</text:p>
          </table:table-cell>
          <table:table-cell table:style-name="Default" table:formula="of:=SQRT([.L60]/[.L58])" office:value-type="string" office:string-value="" calcext:value-type="error">
            <text:p>#DIV/0!</text:p>
          </table:table-cell>
          <table:table-cell table:style-name="ce26" table:formula="of:=SQRT([.M60]/[.M58])" office:value-type="float" office:value="9.89464543747442" calcext:value-type="float">
            <text:p>9.8946454375</text:p>
          </table:table-cell>
          <table:table-cell table:style-name="Default"/>
          <table:table-cell office:value-type="float" office:value="305" calcext:value-type="float">
            <text:p>305</text:p>
          </table:table-cell>
          <table:table-cell office:value-type="float" office:value="229" calcext:value-type="float">
            <text:p>229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60]/[.R58])" office:value-type="float" office:value="12.3683543964503" calcext:value-type="float">
            <text:p>12.3683543965</text:p>
          </table:table-cell>
          <table:table-cell table:style-name="ce26" table:formula="of:=SQRT([.S60]/[.S58])" office:value-type="float" office:value="7.4550238733609" calcext:value-type="float">
            <text:p>7.4550238734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31.27" calcext:value-type="float">
            <text:p>531.27</text:p>
          </table:table-cell>
          <table:table-cell office:value-type="float" office:value="744.51" calcext:value-type="float">
            <text:p>744.51</text:p>
          </table:table-cell>
          <table:table-cell office:value-type="float" office:value="745.45" calcext:value-type="float">
            <text:p>745.45</text:p>
          </table:table-cell>
          <table:table-cell table:style-name="Default"/>
          <table:table-cell office:value-type="float" office:value="526.03" calcext:value-type="float">
            <text:p>526.03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58]-1" office:value-type="float" office:value="-1" calcext:value-type="float">
            <text:p>-1</text:p>
          </table:table-cell>
          <table:table-cell table:style-name="Default" table:formula="of:=[.I58]-1" office:value-type="float" office:value="7" calcext:value-type="float">
            <text:p>7</text:p>
          </table:table-cell>
          <table:table-cell table:style-name="Default" table:formula="of:=[.J58]-1" office:value-type="float" office:value="7" calcext:value-type="float">
            <text:p>7</text:p>
          </table:table-cell>
          <table:table-cell table:style-name="Default" table:formula="of:=[.K58]-1" office:value-type="float" office:value="7" calcext:value-type="float">
            <text:p>7</text:p>
          </table:table-cell>
          <table:table-cell table:style-name="Default" table:formula="of:=[.L58]-1" office:value-type="float" office:value="-1" calcext:value-type="float">
            <text:p>-1</text:p>
          </table:table-cell>
          <table:table-cell table:style-name="ce26" table:formula="of:=[.M58]-1" office:value-type="float" office:value="7" calcext:value-type="float">
            <text:p>7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58]-1" office:value-type="float" office:value="7" calcext:value-type="float">
            <text:p>7</text:p>
          </table:table-cell>
          <table:table-cell table:style-name="ce26" table:formula="of:=[.S58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36.61" calcext:value-type="float">
            <text:p>536.61</text:p>
          </table:table-cell>
          <table:table-cell office:value-type="float" office:value="747.72" calcext:value-type="float">
            <text:p>747.72</text:p>
          </table:table-cell>
          <table:table-cell office:value-type="float" office:value="755.28" calcext:value-type="float">
            <text:p>755.28</text:p>
          </table:table-cell>
          <table:table-cell table:style-name="Default"/>
          <table:table-cell office:value-type="float" office:value="542.07" calcext:value-type="float">
            <text:p>542.07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62])" office:value-type="string" office:string-value="" calcext:value-type="error">
            <text:p>Err:502</text:p>
          </table:table-cell>
          <table:table-cell table:style-name="Default" table:formula="of:=TINV(0.05;[.I62])" office:value-type="float" office:value="2.36462425159279" calcext:value-type="float">
            <text:p>2.3646242516</text:p>
          </table:table-cell>
          <table:table-cell table:style-name="Default" table:formula="of:=TINV(0.05;[.J62])" office:value-type="float" office:value="2.36462425159279" calcext:value-type="float">
            <text:p>2.3646242516</text:p>
          </table:table-cell>
          <table:table-cell table:style-name="Default" table:formula="of:=TINV(0.05;[.K62])" office:value-type="float" office:value="2.36462425159279" calcext:value-type="float">
            <text:p>2.3646242516</text:p>
          </table:table-cell>
          <table:table-cell table:style-name="Default" table:formula="of:=TINV(0.05;[.L62])" office:value-type="string" office:string-value="" calcext:value-type="error">
            <text:p>Err:502</text:p>
          </table:table-cell>
          <table:table-cell table:style-name="ce26" table:formula="of:=TINV(0.05;[.M62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296" calcext:value-type="float">
            <text:p>296</text:p>
          </table:table-cell>
          <table:table-cell office:value-type="float" office:value="221" calcext:value-type="float">
            <text:p>221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62])" office:value-type="float" office:value="2.36462425159279" calcext:value-type="float">
            <text:p>2.3646242516</text:p>
          </table:table-cell>
          <table:table-cell table:style-name="ce26" table:formula="of:=TINV(0.05;[.S62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44.53" calcext:value-type="float">
            <text:p>544.53</text:p>
          </table:table-cell>
          <table:table-cell office:value-type="float" office:value="750.11" calcext:value-type="float">
            <text:p>750.11</text:p>
          </table:table-cell>
          <table:table-cell office:value-type="float" office:value="740.41" calcext:value-type="float">
            <text:p>740.41</text:p>
          </table:table-cell>
          <table:table-cell table:style-name="Default"/>
          <table:table-cell office:value-type="float" office:value="542.99" calcext:value-type="float">
            <text:p>542.99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63]*[.H61])" office:value-type="string" office:string-value="" calcext:value-type="error">
            <text:p>Err:502</text:p>
          </table:table-cell>
          <table:table-cell table:style-name="ce19" table:formula="of:=([.I63]*[.I61])" office:value-type="float" office:value="18.8491517391765" calcext:value-type="float">
            <text:p>18.8491517392</text:p>
          </table:table-cell>
          <table:table-cell table:style-name="ce19" table:formula="of:=([.J63]*[.J61])" office:value-type="float" office:value="6.07598724258017" calcext:value-type="float">
            <text:p>6.0759872426</text:p>
          </table:table-cell>
          <table:table-cell table:style-name="ce19" table:formula="of:=([.K63]*[.K61])" office:value-type="float" office:value="5.31999042794057" calcext:value-type="float">
            <text:p>5.3199904279</text:p>
          </table:table-cell>
          <table:table-cell table:style-name="ce19" table:formula="of:=([.L63]*[.L61])" office:value-type="string" office:string-value="" calcext:value-type="error">
            <text:p>Err:502</text:p>
          </table:table-cell>
          <table:table-cell table:style-name="ce27" table:formula="of:=([.M63]*[.M61])" office:value-type="float" office:value="23.3971185623639" calcext:value-type="float">
            <text:p>23.3971185624</text:p>
          </table:table-cell>
          <table:table-cell table:style-name="ce19"/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63]*[.R61])" office:value-type="float" office:value="29.2465107581405" calcext:value-type="float">
            <text:p>29.2465107581</text:p>
          </table:table-cell>
          <table:table-cell table:style-name="ce27" table:formula="of:=([.S63]*[.S61])" office:value-type="float" office:value="17.6283302471524" calcext:value-type="float">
            <text:p>17.6283302472</text:p>
          </table:table-cell>
          <table:table-cell/>
          <table:table-cell table:formula="of:=CONCATENATE(LOWER([.A55]);&quot;;&quot;;[.I59];&quot;;&quot;;[.I64];&quot;;&quot;;[.M59];&quot;;&quot;;[.M64];&quot;;&quot;;[.R59];&quot;;&quot;;[.R64];&quot;;&quot;;[.S59];&quot;;&quot;;[.S64])" office:value-type="string" office:string-value="crypto.signverify;521.245;18.8491517391765;515.88875;23.3971185623639;273.5;29.2465107581405;212.625;17.6283302471524" calcext:value-type="string">
            <text:p>crypto.signverify;521.245;18.8491517391765;515.88875;23.3971185623639;273.5;29.2465107581405;212.625;17.6283302471524</text:p>
          </table:table-cell>
        </table:table-row>
        <table:table-row table:style-name="ro3">
          <table:table-cell table:style-name="Default"/>
          <table:table-cell office:value-type="float" office:value="551.72" calcext:value-type="float">
            <text:p>551.72</text:p>
          </table:table-cell>
          <table:table-cell office:value-type="float" office:value="757.87" calcext:value-type="float">
            <text:p>757.87</text:p>
          </table:table-cell>
          <table:table-cell office:value-type="float" office:value="753.22" calcext:value-type="float">
            <text:p>753.22</text:p>
          </table:table-cell>
          <table:table-cell table:style-name="Default"/>
          <table:table-cell office:value-type="float" office:value="550.14" calcext:value-type="float">
            <text:p>550.14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64]/[.H59]" office:value-type="string" office:string-value="" calcext:value-type="error">
            <text:p>Err:502</text:p>
          </table:table-cell>
          <table:table-cell table:style-name="ce21" table:formula="of:=[.I64]/[.I59]" office:value-type="percentage" office:value="0.036161789061145" calcext:value-type="percentage">
            <text:p>3.62%</text:p>
          </table:table-cell>
          <table:table-cell table:style-name="ce21" table:formula="of:=[.J64]/[.J59]" office:value-type="percentage" office:value="0.00817111123187919" calcext:value-type="percentage">
            <text:p>0.82%</text:p>
          </table:table-cell>
          <table:table-cell table:style-name="ce21" table:formula="of:=[.K64]/[.K59]" office:value-type="percentage" office:value="0.00712875046037549" calcext:value-type="percentage">
            <text:p>0.71%</text:p>
          </table:table-cell>
          <table:table-cell table:style-name="ce21" table:formula="of:=[.L64]/[.L59]" office:value-type="string" office:string-value="" calcext:value-type="error">
            <text:p>Err:502</text:p>
          </table:table-cell>
          <table:table-cell table:style-name="ce28" table:formula="of:=[.M64]/[.M59]" office:value-type="percentage" office:value="0.0453530311765161" calcext:value-type="percentage">
            <text:p>4.54%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64]/[.R59]" office:value-type="percentage" office:value="0.10693422580673" calcext:value-type="percentage">
            <text:p>10.69%</text:p>
          </table:table-cell>
          <table:table-cell table:style-name="ce28" table:formula="of:=[.S64]/[.S59]" office:value-type="percentage" office:value="0.0829080787637972" calcext:value-type="percentage">
            <text:p>8.29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MPEGAUDIO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153.01" calcext:value-type="float">
            <text:p>153.01</text:p>
          </table:table-cell>
          <table:table-cell office:value-type="float" office:value="250.98" calcext:value-type="float">
            <text:p>250.98</text:p>
          </table:table-cell>
          <table:table-cell office:value-type="float" office:value="256.65" calcext:value-type="float">
            <text:p>256.65</text:p>
          </table:table-cell>
          <table:table-cell table:style-name="Default"/>
          <table:table-cell office:value-type="float" office:value="121.84" calcext:value-type="float">
            <text:p>121.84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82:.A91])" office:value-type="float" office:value="0" calcext:value-type="float">
            <text:p>0</text:p>
          </table:table-cell>
          <table:table-cell table:style-name="Default" table:formula="of:=COUNT([.B82:.B91])" office:value-type="float" office:value="8" calcext:value-type="float">
            <text:p>8</text:p>
          </table:table-cell>
          <table:table-cell table:style-name="Default" table:formula="of:=COUNT([.C82:.C91])" office:value-type="float" office:value="8" calcext:value-type="float">
            <text:p>8</text:p>
          </table:table-cell>
          <table:table-cell table:style-name="Default" table:formula="of:=COUNT([.D82:.D91])" office:value-type="float" office:value="8" calcext:value-type="float">
            <text:p>8</text:p>
          </table:table-cell>
          <table:table-cell table:style-name="Default" table:formula="of:=COUNT([.E82:.E91])" office:value-type="float" office:value="0" calcext:value-type="float">
            <text:p>0</text:p>
          </table:table-cell>
          <table:table-cell table:style-name="ce26" table:formula="of:=COUNT([.F82:.F91])" office:value-type="float" office:value="8" calcext:value-type="float">
            <text:p>8</text:p>
          </table:table-cell>
          <table:table-cell table:style-name="Default"/>
          <table:table-cell office:value-type="float" office:value="1943" calcext:value-type="float">
            <text:p>1943</text:p>
          </table:table-cell>
          <table:table-cell office:value-type="float" office:value="133" calcext:value-type="float">
            <text:p>133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82:.O91])" office:value-type="float" office:value="8" calcext:value-type="float">
            <text:p>8</text:p>
          </table:table-cell>
          <table:table-cell table:style-name="ce26" table:formula="of:=COUNT([.P82:.P91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53.01" calcext:value-type="float">
            <text:p>153.01</text:p>
          </table:table-cell>
          <table:table-cell office:value-type="float" office:value="253.62" calcext:value-type="float">
            <text:p>253.62</text:p>
          </table:table-cell>
          <table:table-cell office:value-type="float" office:value="258.67" calcext:value-type="float">
            <text:p>258.67</text:p>
          </table:table-cell>
          <table:table-cell table:style-name="Default"/>
          <table:table-cell office:value-type="float" office:value="144.67" calcext:value-type="float">
            <text:p>144.67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82:.A91])" office:value-type="string" office:string-value="" calcext:value-type="error">
            <text:p>#DIV/0!</text:p>
          </table:table-cell>
          <table:table-cell table:style-name="ce19" table:formula="of:=AVERAGE([.B82:.B91])" office:value-type="float" office:value="159.77" calcext:value-type="float">
            <text:p>159.77</text:p>
          </table:table-cell>
          <table:table-cell table:style-name="ce19" table:formula="of:=AVERAGE([.C82:.C91])" office:value-type="float" office:value="256.39625" calcext:value-type="float">
            <text:p>256.39625</text:p>
          </table:table-cell>
          <table:table-cell table:style-name="ce19" table:formula="of:=AVERAGE([.D82:.D91])" office:value-type="float" office:value="260.14125" calcext:value-type="float">
            <text:p>260.14125</text:p>
          </table:table-cell>
          <table:table-cell table:style-name="ce19" table:formula="of:=AVERAGE([.E82:.E91])" office:value-type="string" office:string-value="" calcext:value-type="error">
            <text:p>#DIV/0!</text:p>
          </table:table-cell>
          <table:table-cell table:style-name="ce27" table:formula="of:=AVERAGE([.F82:.F91])" office:value-type="float" office:value="154.09375" calcext:value-type="float">
            <text:p>154.09375</text:p>
          </table:table-cell>
          <table:table-cell table:style-name="ce19" table:formula="of:=([.M83]-[.I83])/[.I83]" office:value-type="float" office:value="-0.0355276334731177" calcext:value-type="float">
            <text:p>-0.0355276335</text:p>
          </table:table-cell>
          <table:table-cell office:value-type="float" office:value="1943" calcext:value-type="float">
            <text:p>1943</text:p>
          </table:table-cell>
          <table:table-cell office:value-type="float" office:value="129" calcext:value-type="float">
            <text:p>129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82:.O91])" office:value-type="float" office:value="1600.5" calcext:value-type="float">
            <text:p>1600.5</text:p>
          </table:table-cell>
          <table:table-cell table:style-name="ce27" table:formula="of:=AVERAGE([.P82:.P91])" office:value-type="float" office:value="129.875" calcext:value-type="float">
            <text:p>129.87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58.78" calcext:value-type="float">
            <text:p>158.78</text:p>
          </table:table-cell>
          <table:table-cell office:value-type="float" office:value="254.18" calcext:value-type="float">
            <text:p>254.18</text:p>
          </table:table-cell>
          <table:table-cell office:value-type="float" office:value="258.07" calcext:value-type="float">
            <text:p>258.07</text:p>
          </table:table-cell>
          <table:table-cell table:style-name="Default"/>
          <table:table-cell office:value-type="float" office:value="155.36" calcext:value-type="float">
            <text:p>155.36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83:.A91])" office:value-type="string" office:string-value="" calcext:value-type="error">
            <text:p>#DIV/0!</text:p>
          </table:table-cell>
          <table:table-cell table:style-name="Default" table:formula="of:=VAR([.B83:.B91])" office:value-type="float" office:value="22.3298952380953" calcext:value-type="float">
            <text:p>22.3298952381</text:p>
          </table:table-cell>
          <table:table-cell table:style-name="Default" table:formula="of:=VAR([.C83:.C91])" office:value-type="float" office:value="11.4590333333333" calcext:value-type="float">
            <text:p>11.4590333333</text:p>
          </table:table-cell>
          <table:table-cell table:style-name="Default" table:formula="of:=VAR([.D83:.D91])" office:value-type="float" office:value="8.01590000000004" calcext:value-type="float">
            <text:p>8.0159</text:p>
          </table:table-cell>
          <table:table-cell table:style-name="Default" table:formula="of:=VAR([.E83:.E91])" office:value-type="string" office:string-value="" calcext:value-type="error">
            <text:p>#DIV/0!</text:p>
          </table:table-cell>
          <table:table-cell table:style-name="ce26" table:formula="of:=VAR([.F83:.F91])" office:value-type="float" office:value="54.6580476190476" calcext:value-type="float">
            <text:p>54.658047619</text:p>
          </table:table-cell>
          <table:table-cell table:style-name="Default"/>
          <table:table-cell office:value-type="float" office:value="1178" calcext:value-type="float">
            <text:p>1178</text:p>
          </table:table-cell>
          <table:table-cell office:value-type="float" office:value="131" calcext:value-type="float">
            <text:p>131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83:.O91])" office:value-type="float" office:value="85029.9523809524" calcext:value-type="float">
            <text:p>85029.9523809524</text:p>
          </table:table-cell>
          <table:table-cell table:style-name="ce26" table:formula="of:=VAR([.P83:.P91])" office:value-type="float" office:value="51.6190476190476" calcext:value-type="float">
            <text:p>51.619047619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59.34" calcext:value-type="float">
            <text:p>159.34</text:p>
          </table:table-cell>
          <table:table-cell office:value-type="float" office:value="255.66" calcext:value-type="float">
            <text:p>255.66</text:p>
          </table:table-cell>
          <table:table-cell office:value-type="float" office:value="258.65" calcext:value-type="float">
            <text:p>258.65</text:p>
          </table:table-cell>
          <table:table-cell table:style-name="Default"/>
          <table:table-cell office:value-type="float" office:value="158.23" calcext:value-type="float">
            <text:p>158.23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84]/[.H82])" office:value-type="string" office:string-value="" calcext:value-type="error">
            <text:p>#DIV/0!</text:p>
          </table:table-cell>
          <table:table-cell table:style-name="Default" table:formula="of:=SQRT([.I84]/[.I82])" office:value-type="float" office:value="1.67069952557661" calcext:value-type="float">
            <text:p>1.6706995256</text:p>
          </table:table-cell>
          <table:table-cell table:style-name="Default" table:formula="of:=SQRT([.J84]/[.J82])" office:value-type="float" office:value="1.19682044044487" calcext:value-type="float">
            <text:p>1.1968204404</text:p>
          </table:table-cell>
          <table:table-cell table:style-name="Default" table:formula="of:=SQRT([.K84]/[.K82])" office:value-type="float" office:value="1.00099325672055" calcext:value-type="float">
            <text:p>1.0009932567</text:p>
          </table:table-cell>
          <table:table-cell table:style-name="Default" table:formula="of:=SQRT([.L84]/[.L82])" office:value-type="string" office:string-value="" calcext:value-type="error">
            <text:p>#DIV/0!</text:p>
          </table:table-cell>
          <table:table-cell table:style-name="ce26" table:formula="of:=SQRT([.M84]/[.M82])" office:value-type="float" office:value="2.61385844153446" calcext:value-type="float">
            <text:p>2.6138584415</text:p>
          </table:table-cell>
          <table:table-cell table:style-name="Default"/>
          <table:table-cell office:value-type="float" office:value="1435" calcext:value-type="float">
            <text:p>1435</text:p>
          </table:table-cell>
          <table:table-cell office:value-type="float" office:value="133" calcext:value-type="float">
            <text:p>133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84]/[.R82])" office:value-type="float" office:value="103.095800339388" calcext:value-type="float">
            <text:p>103.0958003394</text:p>
          </table:table-cell>
          <table:table-cell table:style-name="ce26" table:formula="of:=SQRT([.S84]/[.S82])" office:value-type="float" office:value="2.54015372613174" calcext:value-type="float">
            <text:p>2.5401537261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59.34" calcext:value-type="float">
            <text:p>159.34</text:p>
          </table:table-cell>
          <table:table-cell office:value-type="float" office:value="256.41" calcext:value-type="float">
            <text:p>256.41</text:p>
          </table:table-cell>
          <table:table-cell office:value-type="float" office:value="259.83" calcext:value-type="float">
            <text:p>259.83</text:p>
          </table:table-cell>
          <table:table-cell table:style-name="Default"/>
          <table:table-cell office:value-type="float" office:value="159.42" calcext:value-type="float">
            <text:p>159.42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82]-1" office:value-type="float" office:value="-1" calcext:value-type="float">
            <text:p>-1</text:p>
          </table:table-cell>
          <table:table-cell table:style-name="Default" table:formula="of:=[.I82]-1" office:value-type="float" office:value="7" calcext:value-type="float">
            <text:p>7</text:p>
          </table:table-cell>
          <table:table-cell table:style-name="Default" table:formula="of:=[.J82]-1" office:value-type="float" office:value="7" calcext:value-type="float">
            <text:p>7</text:p>
          </table:table-cell>
          <table:table-cell table:style-name="Default" table:formula="of:=[.K82]-1" office:value-type="float" office:value="7" calcext:value-type="float">
            <text:p>7</text:p>
          </table:table-cell>
          <table:table-cell table:style-name="Default" table:formula="of:=[.L82]-1" office:value-type="float" office:value="-1" calcext:value-type="float">
            <text:p>-1</text:p>
          </table:table-cell>
          <table:table-cell table:style-name="ce26" table:formula="of:=[.M82]-1" office:value-type="float" office:value="7" calcext:value-type="float">
            <text:p>7</text:p>
          </table:table-cell>
          <table:table-cell table:style-name="Default"/>
          <table:table-cell office:value-type="float" office:value="1435" calcext:value-type="float">
            <text:p>1435</text:p>
          </table:table-cell>
          <table:table-cell office:value-type="float" office:value="130" calcext:value-type="float">
            <text:p>130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82]-1" office:value-type="float" office:value="7" calcext:value-type="float">
            <text:p>7</text:p>
          </table:table-cell>
          <table:table-cell table:style-name="ce26" table:formula="of:=[.S82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61.83" calcext:value-type="float">
            <text:p>161.83</text:p>
          </table:table-cell>
          <table:table-cell office:value-type="float" office:value="256.8" calcext:value-type="float">
            <text:p>256.8</text:p>
          </table:table-cell>
          <table:table-cell office:value-type="float" office:value="260.21" calcext:value-type="float">
            <text:p>260.21</text:p>
          </table:table-cell>
          <table:table-cell table:style-name="Default"/>
          <table:table-cell office:value-type="float" office:value="161.62" calcext:value-type="float">
            <text:p>161.62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86])" office:value-type="string" office:string-value="" calcext:value-type="error">
            <text:p>Err:502</text:p>
          </table:table-cell>
          <table:table-cell table:style-name="Default" table:formula="of:=TINV(0.05;[.I86])" office:value-type="float" office:value="2.36462425159279" calcext:value-type="float">
            <text:p>2.3646242516</text:p>
          </table:table-cell>
          <table:table-cell table:style-name="Default" table:formula="of:=TINV(0.05;[.J86])" office:value-type="float" office:value="2.36462425159279" calcext:value-type="float">
            <text:p>2.3646242516</text:p>
          </table:table-cell>
          <table:table-cell table:style-name="Default" table:formula="of:=TINV(0.05;[.K86])" office:value-type="float" office:value="2.36462425159279" calcext:value-type="float">
            <text:p>2.3646242516</text:p>
          </table:table-cell>
          <table:table-cell table:style-name="Default" table:formula="of:=TINV(0.05;[.L86])" office:value-type="string" office:string-value="" calcext:value-type="error">
            <text:p>Err:502</text:p>
          </table:table-cell>
          <table:table-cell table:style-name="ce26" table:formula="of:=TINV(0.05;[.M86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1857" calcext:value-type="float">
            <text:p>1857</text:p>
          </table:table-cell>
          <table:table-cell office:value-type="float" office:value="133" calcext:value-type="float">
            <text:p>133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86])" office:value-type="float" office:value="2.36462425159279" calcext:value-type="float">
            <text:p>2.3646242516</text:p>
          </table:table-cell>
          <table:table-cell table:style-name="ce26" table:formula="of:=TINV(0.05;[.S86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65.86" calcext:value-type="float">
            <text:p>165.86</text:p>
          </table:table-cell>
          <table:table-cell office:value-type="float" office:value="260.74" calcext:value-type="float">
            <text:p>260.74</text:p>
          </table:table-cell>
          <table:table-cell office:value-type="float" office:value="263.38" calcext:value-type="float">
            <text:p>263.38</text:p>
          </table:table-cell>
          <table:table-cell table:style-name="Default"/>
          <table:table-cell office:value-type="float" office:value="163.6" calcext:value-type="float">
            <text:p>163.6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87]*[.H85])" office:value-type="string" office:string-value="" calcext:value-type="error">
            <text:p>Err:502</text:p>
          </table:table-cell>
          <table:table-cell table:style-name="ce19" table:formula="of:=([.I87]*[.I85])" office:value-type="float" office:value="3.95057661530302" calcext:value-type="float">
            <text:p>3.9505766153</text:p>
          </table:table-cell>
          <table:table-cell table:style-name="ce19" table:formula="of:=([.J87]*[.J85])" office:value-type="float" office:value="2.83003063827791" calcext:value-type="float">
            <text:p>2.8300306383</text:p>
          </table:table-cell>
          <table:table-cell table:style-name="ce19" table:formula="of:=([.K87]*[.K85])" office:value-type="float" office:value="2.36697293052225" calcext:value-type="float">
            <text:p>2.3669729305</text:p>
          </table:table-cell>
          <table:table-cell table:style-name="ce19" table:formula="of:=([.L87]*[.L85])" office:value-type="string" office:string-value="" calcext:value-type="error">
            <text:p>Err:502</text:p>
          </table:table-cell>
          <table:table-cell table:style-name="ce27" table:formula="of:=([.M87]*[.M85])" office:value-type="float" office:value="6.18079306108291" calcext:value-type="float">
            <text:p>6.1807930611</text:p>
          </table:table-cell>
          <table:table-cell table:style-name="ce19"/>
          <table:table-cell office:value-type="float" office:value="1291" calcext:value-type="float">
            <text:p>1291</text:p>
          </table:table-cell>
          <table:table-cell office:value-type="float" office:value="136" calcext:value-type="float">
            <text:p>136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87]*[.R85])" office:value-type="float" office:value="243.782829719886" calcext:value-type="float">
            <text:p>243.7828297199</text:p>
          </table:table-cell>
          <table:table-cell table:style-name="ce27" table:formula="of:=([.S87]*[.S85])" office:value-type="float" office:value="6.00650910358489" calcext:value-type="float">
            <text:p>6.0065091036</text:p>
          </table:table-cell>
          <table:table-cell/>
          <table:table-cell table:formula="of:=CONCATENATE(LOWER([.A79]);&quot;;&quot;;[.I83];&quot;;&quot;;[.I88];&quot;;&quot;;[.M83];&quot;;&quot;;[.M88];&quot;;&quot;;[.R83];&quot;;&quot;;[.R88];&quot;;&quot;;[.S83];&quot;;&quot;;[.S88])" office:value-type="string" office:string-value="mpegaudio;159.77;3.95057661530302;154.09375;6.18079306108291;1600.5;243.782829719886;129.875;6.00650910358489" calcext:value-type="string">
            <text:p>mpegaudio;159.77;3.95057661530302;154.09375;6.18079306108291;1600.5;243.782829719886;129.875;6.00650910358489</text:p>
          </table:table-cell>
        </table:table-row>
        <table:table-row table:style-name="ro3">
          <table:table-cell table:style-name="Default"/>
          <table:table-cell office:value-type="float" office:value="166.99" calcext:value-type="float">
            <text:p>166.99</text:p>
          </table:table-cell>
          <table:table-cell office:value-type="float" office:value="262.78" calcext:value-type="float">
            <text:p>262.78</text:p>
          </table:table-cell>
          <table:table-cell office:value-type="float" office:value="265.67" calcext:value-type="float">
            <text:p>265.67</text:p>
          </table:table-cell>
          <table:table-cell table:style-name="Default"/>
          <table:table-cell office:value-type="float" office:value="168.01" calcext:value-type="float">
            <text:p>168.01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88]/[.H83]" office:value-type="string" office:string-value="" calcext:value-type="error">
            <text:p>Err:502</text:p>
          </table:table-cell>
          <table:table-cell table:style-name="ce21" table:formula="of:=[.I88]/[.I83]" office:value-type="percentage" office:value="0.0247266484027228" calcext:value-type="percentage">
            <text:p>2.47%</text:p>
          </table:table-cell>
          <table:table-cell table:style-name="ce21" table:formula="of:=[.J88]/[.J83]" office:value-type="percentage" office:value="0.0110377224248713" calcext:value-type="percentage">
            <text:p>1.10%</text:p>
          </table:table-cell>
          <table:table-cell table:style-name="ce21" table:formula="of:=[.K88]/[.K83]" office:value-type="percentage" office:value="0.00909879894296751" calcext:value-type="percentage">
            <text:p>0.91%</text:p>
          </table:table-cell>
          <table:table-cell table:style-name="ce21" table:formula="of:=[.L88]/[.L83]" office:value-type="string" office:string-value="" calcext:value-type="error">
            <text:p>Err:502</text:p>
          </table:table-cell>
          <table:table-cell table:style-name="ce28" table:formula="of:=[.M88]/[.M83]" office:value-type="percentage" office:value="0.0401106018971108" calcext:value-type="percentage">
            <text:p>4.01%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float" office:value="114" calcext:value-type="float">
            <text:p>114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88]/[.R83]" office:value-type="percentage" office:value="0.152316669615674" calcext:value-type="percentage">
            <text:p>15.23%</text:p>
          </table:table-cell>
          <table:table-cell table:style-name="ce28" table:formula="of:=[.S88]/[.S83]" office:value-type="percentage" office:value="0.0462483857831368" calcext:value-type="percentage">
            <text:p>4.62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CIMARK.FFT.SMALL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290.73" calcext:value-type="float">
            <text:p>290.73</text:p>
          </table:table-cell>
          <table:table-cell office:value-type="float" office:value="333.69" calcext:value-type="float">
            <text:p>333.69</text:p>
          </table:table-cell>
          <table:table-cell office:value-type="float" office:value="332.17" calcext:value-type="float">
            <text:p>332.17</text:p>
          </table:table-cell>
          <table:table-cell table:style-name="Default"/>
          <table:table-cell office:value-type="float" office:value="277.14" calcext:value-type="float">
            <text:p>277.14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106:.A115])" office:value-type="float" office:value="0" calcext:value-type="float">
            <text:p>0</text:p>
          </table:table-cell>
          <table:table-cell table:style-name="Default" table:formula="of:=COUNT([.B106:.B115])" office:value-type="float" office:value="8" calcext:value-type="float">
            <text:p>8</text:p>
          </table:table-cell>
          <table:table-cell table:style-name="Default" table:formula="of:=COUNT([.C106:.C115])" office:value-type="float" office:value="8" calcext:value-type="float">
            <text:p>8</text:p>
          </table:table-cell>
          <table:table-cell table:style-name="Default" table:formula="of:=COUNT([.D106:.D115])" office:value-type="float" office:value="8" calcext:value-type="float">
            <text:p>8</text:p>
          </table:table-cell>
          <table:table-cell table:style-name="Default" table:formula="of:=COUNT([.E106:.E115])" office:value-type="float" office:value="0" calcext:value-type="float">
            <text:p>0</text:p>
          </table:table-cell>
          <table:table-cell table:style-name="ce26" table:formula="of:=COUNT([.F106:.F115])" office:value-type="float" office:value="8" calcext:value-type="float">
            <text:p>8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106:.O115])" office:value-type="float" office:value="8" calcext:value-type="float">
            <text:p>8</text:p>
          </table:table-cell>
          <table:table-cell table:style-name="ce26" table:formula="of:=COUNT([.P106:.P115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293.58" calcext:value-type="float">
            <text:p>293.58</text:p>
          </table:table-cell>
          <table:table-cell office:value-type="float" office:value="372.61" calcext:value-type="float">
            <text:p>372.61</text:p>
          </table:table-cell>
          <table:table-cell office:value-type="float" office:value="374.39" calcext:value-type="float">
            <text:p>374.39</text:p>
          </table:table-cell>
          <table:table-cell table:style-name="Default"/>
          <table:table-cell office:value-type="float" office:value="293.49" calcext:value-type="float">
            <text:p>293.49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106:.A115])" office:value-type="string" office:string-value="" calcext:value-type="error">
            <text:p>#DIV/0!</text:p>
          </table:table-cell>
          <table:table-cell table:style-name="ce19" table:formula="of:=AVERAGE([.B106:.B115])" office:value-type="float" office:value="296.99625" calcext:value-type="float">
            <text:p>296.99625</text:p>
          </table:table-cell>
          <table:table-cell table:style-name="ce19" table:formula="of:=AVERAGE([.C106:.C115])" office:value-type="float" office:value="369.75875" calcext:value-type="float">
            <text:p>369.75875</text:p>
          </table:table-cell>
          <table:table-cell table:style-name="ce19" table:formula="of:=AVERAGE([.D106:.D115])" office:value-type="float" office:value="371.12875" calcext:value-type="float">
            <text:p>371.12875</text:p>
          </table:table-cell>
          <table:table-cell table:style-name="ce19" table:formula="of:=AVERAGE([.E106:.E115])" office:value-type="string" office:string-value="" calcext:value-type="error">
            <text:p>#DIV/0!</text:p>
          </table:table-cell>
          <table:table-cell table:style-name="ce27" table:formula="of:=AVERAGE([.F106:.F115])" office:value-type="float" office:value="298.03875" calcext:value-type="float">
            <text:p>298.03875</text:p>
          </table:table-cell>
          <table:table-cell table:style-name="ce19" table:formula="of:=([.M107]-[.I107])/[.I107]" office:value-type="float" office:value="0.00351014533011787" calcext:value-type="float">
            <text:p>0.0035101453</text:p>
          </table:table-cell>
          <table:table-cell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106:.O115])" office:value-type="float" office:value="279.5" calcext:value-type="float">
            <text:p>279.5</text:p>
          </table:table-cell>
          <table:table-cell table:style-name="ce27" table:formula="of:=AVERAGE([.P106:.P115])" office:value-type="float" office:value="109.875" calcext:value-type="float">
            <text:p>109.87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295.2" calcext:value-type="float">
            <text:p>295.2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4.7" calcext:value-type="float">
            <text:p>374.7</text:p>
          </table:table-cell>
          <table:table-cell table:style-name="Default"/>
          <table:table-cell office:value-type="float" office:value="296.2" calcext:value-type="float">
            <text:p>296.2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107:.A115])" office:value-type="string" office:string-value="" calcext:value-type="error">
            <text:p>#DIV/0!</text:p>
          </table:table-cell>
          <table:table-cell table:style-name="Default" table:formula="of:=VAR([.B107:.B115])" office:value-type="float" office:value="10.878280952381" calcext:value-type="float">
            <text:p>10.8782809524</text:p>
          </table:table-cell>
          <table:table-cell table:style-name="Default" table:formula="of:=VAR([.C107:.C115])" office:value-type="float" office:value="3.62078095238097" calcext:value-type="float">
            <text:p>3.6207809524</text:p>
          </table:table-cell>
          <table:table-cell table:style-name="Default" table:formula="of:=VAR([.D107:.D115])" office:value-type="float" office:value="2.73209523809524" calcext:value-type="float">
            <text:p>2.7320952381</text:p>
          </table:table-cell>
          <table:table-cell table:style-name="Default" table:formula="of:=VAR([.E107:.E115])" office:value-type="string" office:string-value="" calcext:value-type="error">
            <text:p>#DIV/0!</text:p>
          </table:table-cell>
          <table:table-cell table:style-name="ce26" table:formula="of:=VAR([.F107:.F115])" office:value-type="float" office:value="20.4862952380952" calcext:value-type="float">
            <text:p>20.4862952381</text:p>
          </table:table-cell>
          <table:table-cell table:style-name="Default"/>
          <table:table-cell office:value-type="float" office:value="325" calcext:value-type="float">
            <text:p>325</text:p>
          </table:table-cell>
          <table:table-cell office:value-type="float" office:value="121" calcext:value-type="float">
            <text:p>121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107:.O115])" office:value-type="float" office:value="1153.33333333333" calcext:value-type="float">
            <text:p>1153.3333333333</text:p>
          </table:table-cell>
          <table:table-cell table:style-name="ce26" table:formula="of:=VAR([.P107:.P115])"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295.75" calcext:value-type="float">
            <text:p>295.75</text:p>
          </table:table-cell>
          <table:table-cell office:value-type="float" office:value="373.28" calcext:value-type="float">
            <text:p>373.28</text:p>
          </table:table-cell>
          <table:table-cell office:value-type="float" office:value="376.83" calcext:value-type="float">
            <text:p>376.83</text:p>
          </table:table-cell>
          <table:table-cell table:style-name="Default"/>
          <table:table-cell office:value-type="float" office:value="301.22" calcext:value-type="float">
            <text:p>301.22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108]/[.H106])" office:value-type="string" office:string-value="" calcext:value-type="error">
            <text:p>#DIV/0!</text:p>
          </table:table-cell>
          <table:table-cell table:style-name="Default" table:formula="of:=SQRT([.I108]/[.I106])" office:value-type="float" office:value="1.16609824588138" calcext:value-type="float">
            <text:p>1.1660982459</text:p>
          </table:table-cell>
          <table:table-cell table:style-name="Default" table:formula="of:=SQRT([.J108]/[.J106])" office:value-type="float" office:value="0.672753758107393" calcext:value-type="float">
            <text:p>0.6727537581</text:p>
          </table:table-cell>
          <table:table-cell table:style-name="Default" table:formula="of:=SQRT([.K108]/[.K106])" office:value-type="float" office:value="0.584390199063866" calcext:value-type="float">
            <text:p>0.5843901991</text:p>
          </table:table-cell>
          <table:table-cell table:style-name="Default" table:formula="of:=SQRT([.L108]/[.L106])" office:value-type="string" office:string-value="" calcext:value-type="error">
            <text:p>#DIV/0!</text:p>
          </table:table-cell>
          <table:table-cell table:style-name="ce26" table:formula="of:=SQRT([.M108]/[.M106])" office:value-type="float" office:value="1.60024588884393" calcext:value-type="float">
            <text:p>1.6002458888</text:p>
          </table:table-cell>
          <table:table-cell table:style-name="Default"/>
          <table:table-cell office:value-type="float" office:value="233" calcext:value-type="float">
            <text:p>233</text:p>
          </table:table-cell>
          <table:table-cell office:value-type="float" office:value="114" calcext:value-type="float">
            <text:p>114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108]/[.R106])" office:value-type="float" office:value="12.0069424362186" calcext:value-type="float">
            <text:p>12.0069424362</text:p>
          </table:table-cell>
          <table:table-cell table:style-name="ce26" table:formula="of:=SQRT([.S108]/[.S106])" office:value-type="float" office:value="3.35410196624968" calcext:value-type="float">
            <text:p>3.3541019662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297.86" calcext:value-type="float">
            <text:p>297.86</text:p>
          </table:table-cell>
          <table:table-cell office:value-type="float" office:value="375.59" calcext:value-type="float">
            <text:p>375.59</text:p>
          </table:table-cell>
          <table:table-cell office:value-type="float" office:value="378.71" calcext:value-type="float">
            <text:p>378.71</text:p>
          </table:table-cell>
          <table:table-cell table:style-name="Default"/>
          <table:table-cell office:value-type="float" office:value="303.03" calcext:value-type="float">
            <text:p>303.03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106]-1" office:value-type="float" office:value="-1" calcext:value-type="float">
            <text:p>-1</text:p>
          </table:table-cell>
          <table:table-cell table:style-name="Default" table:formula="of:=[.I106]-1" office:value-type="float" office:value="7" calcext:value-type="float">
            <text:p>7</text:p>
          </table:table-cell>
          <table:table-cell table:style-name="Default" table:formula="of:=[.J106]-1" office:value-type="float" office:value="7" calcext:value-type="float">
            <text:p>7</text:p>
          </table:table-cell>
          <table:table-cell table:style-name="Default" table:formula="of:=[.K106]-1" office:value-type="float" office:value="7" calcext:value-type="float">
            <text:p>7</text:p>
          </table:table-cell>
          <table:table-cell table:style-name="Default" table:formula="of:=[.L106]-1" office:value-type="float" office:value="-1" calcext:value-type="float">
            <text:p>-1</text:p>
          </table:table-cell>
          <table:table-cell table:style-name="ce26" table:formula="of:=[.M106]-1" office:value-type="float" office:value="7" calcext:value-type="float">
            <text:p>7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106]-1" office:value-type="float" office:value="7" calcext:value-type="float">
            <text:p>7</text:p>
          </table:table-cell>
          <table:table-cell table:style-name="ce26" table:formula="of:=[.S106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299.16" calcext:value-type="float">
            <text:p>299.16</text:p>
          </table:table-cell>
          <table:table-cell office:value-type="float" office:value="376.09" calcext:value-type="float">
            <text:p>376.09</text:p>
          </table:table-cell>
          <table:table-cell office:value-type="float" office:value="377.54" calcext:value-type="float">
            <text:p>377.54</text:p>
          </table:table-cell>
          <table:table-cell table:style-name="Default"/>
          <table:table-cell office:value-type="float" office:value="303.41" calcext:value-type="float">
            <text:p>303.41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110])" office:value-type="string" office:string-value="" calcext:value-type="error">
            <text:p>Err:502</text:p>
          </table:table-cell>
          <table:table-cell table:style-name="Default" table:formula="of:=TINV(0.05;[.I110])" office:value-type="float" office:value="2.36462425159279" calcext:value-type="float">
            <text:p>2.3646242516</text:p>
          </table:table-cell>
          <table:table-cell table:style-name="Default" table:formula="of:=TINV(0.05;[.J110])" office:value-type="float" office:value="2.36462425159279" calcext:value-type="float">
            <text:p>2.3646242516</text:p>
          </table:table-cell>
          <table:table-cell table:style-name="Default" table:formula="of:=TINV(0.05;[.K110])" office:value-type="float" office:value="2.36462425159279" calcext:value-type="float">
            <text:p>2.3646242516</text:p>
          </table:table-cell>
          <table:table-cell table:style-name="Default" table:formula="of:=TINV(0.05;[.L110])" office:value-type="string" office:string-value="" calcext:value-type="error">
            <text:p>Err:502</text:p>
          </table:table-cell>
          <table:table-cell table:style-name="ce26" table:formula="of:=TINV(0.05;[.M110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99" calcext:value-type="float">
            <text:p>99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110])" office:value-type="float" office:value="2.36462425159279" calcext:value-type="float">
            <text:p>2.3646242516</text:p>
          </table:table-cell>
          <table:table-cell table:style-name="ce26" table:formula="of:=TINV(0.05;[.S110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300.85" calcext:value-type="float">
            <text:p>300.85</text:p>
          </table:table-cell>
          <table:table-cell office:value-type="float" office:value="376.92" calcext:value-type="float">
            <text:p>376.92</text:p>
          </table:table-cell>
          <table:table-cell office:value-type="float" office:value="376.49" calcext:value-type="float">
            <text:p>376.49</text:p>
          </table:table-cell>
          <table:table-cell table:style-name="Default"/>
          <table:table-cell office:value-type="float" office:value="303.7" calcext:value-type="float">
            <text:p>303.7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111]*[.H109])" office:value-type="string" office:string-value="" calcext:value-type="error">
            <text:p>Err:502</text:p>
          </table:table-cell>
          <table:table-cell table:style-name="ce19" table:formula="of:=([.I111]*[.I109])" office:value-type="float" office:value="2.75738419195091" calcext:value-type="float">
            <text:p>2.757384192</text:p>
          </table:table-cell>
          <table:table-cell table:style-name="ce19" table:formula="of:=([.J111]*[.J109])" office:value-type="float" office:value="1.59080985177093" calcext:value-type="float">
            <text:p>1.5908098518</text:p>
          </table:table-cell>
          <table:table-cell table:style-name="ce19" table:formula="of:=([.K111]*[.K109])" office:value-type="float" office:value="1.38186323709955" calcext:value-type="float">
            <text:p>1.3818632371</text:p>
          </table:table-cell>
          <table:table-cell table:style-name="ce19" table:formula="of:=([.L111]*[.L109])" office:value-type="string" office:string-value="" calcext:value-type="error">
            <text:p>Err:502</text:p>
          </table:table-cell>
          <table:table-cell table:style-name="ce27" table:formula="of:=([.M111]*[.M109])" office:value-type="float" office:value="3.78398023727201" calcext:value-type="float">
            <text:p>3.7839802373</text:p>
          </table:table-cell>
          <table:table-cell table:style-name="ce19"/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111]*[.R109])" office:value-type="float" office:value="28.391907272161" calcext:value-type="float">
            <text:p>28.3919072722</text:p>
          </table:table-cell>
          <table:table-cell table:style-name="ce27" table:formula="of:=([.S111]*[.S109])" office:value-type="float" office:value="7.93119085170905" calcext:value-type="float">
            <text:p>7.9311908517</text:p>
          </table:table-cell>
          <table:table-cell/>
          <table:table-cell table:formula="of:=CONCATENATE(LOWER([.A103]);&quot;;&quot;;[.I107];&quot;;&quot;;[.I112];&quot;;&quot;;[.M107];&quot;;&quot;;[.M112];&quot;;&quot;;[.R107];&quot;;&quot;;[.R112];&quot;;&quot;;[.S107];&quot;;&quot;;[.S112])" office:value-type="string" office:string-value="scimark.fft.small;296.99625;2.75738419195091;298.03875;3.78398023727201;279.5;28.391907272161;109.875;7.93119085170905" calcext:value-type="string">
            <text:p>scimark.fft.small;296.99625;2.75738419195091;298.03875;3.78398023727201;279.5;28.391907272161;109.875;7.93119085170905</text:p>
          </table:table-cell>
        </table:table-row>
        <table:table-row table:style-name="ro3">
          <table:table-cell table:style-name="Default"/>
          <table:table-cell office:value-type="float" office:value="302.84" calcext:value-type="float">
            <text:p>302.84</text:p>
          </table:table-cell>
          <table:table-cell office:value-type="float" office:value="376.93" calcext:value-type="float">
            <text:p>376.93</text:p>
          </table:table-cell>
          <table:table-cell office:value-type="float" office:value="378.2" calcext:value-type="float">
            <text:p>378.2</text:p>
          </table:table-cell>
          <table:table-cell table:style-name="Default"/>
          <table:table-cell office:value-type="float" office:value="306.12" calcext:value-type="float">
            <text:p>306.12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112]/[.H107]" office:value-type="string" office:string-value="" calcext:value-type="error">
            <text:p>Err:502</text:p>
          </table:table-cell>
          <table:table-cell table:style-name="ce21" table:formula="of:=[.I112]/[.I107]" office:value-type="percentage" office:value="0.00928423908366153" calcext:value-type="percentage">
            <text:p>0.93%</text:p>
          </table:table-cell>
          <table:table-cell table:style-name="ce21" table:formula="of:=[.J112]/[.J107]" office:value-type="percentage" office:value="0.00430229129607056" calcext:value-type="percentage">
            <text:p>0.43%</text:p>
          </table:table-cell>
          <table:table-cell table:style-name="ce21" table:formula="of:=[.K112]/[.K107]" office:value-type="percentage" office:value="0.00372340659973002" calcext:value-type="percentage">
            <text:p>0.37%</text:p>
          </table:table-cell>
          <table:table-cell table:style-name="ce21" table:formula="of:=[.L112]/[.L107]" office:value-type="string" office:string-value="" calcext:value-type="error">
            <text:p>Err:502</text:p>
          </table:table-cell>
          <table:table-cell table:style-name="ce28" table:formula="of:=[.M112]/[.M107]" office:value-type="percentage" office:value="0.0126962693182414" calcext:value-type="percentage">
            <text:p>1.27%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07" calcext:value-type="float">
            <text:p>107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112]/[.R107]" office:value-type="percentage" office:value="0.101581063585549" calcext:value-type="percentage">
            <text:p>10.16%</text:p>
          </table:table-cell>
          <table:table-cell table:style-name="ce28" table:formula="of:=[.S112]/[.S107]" office:value-type="percentage" office:value="0.0721837620178298" calcext:value-type="percentage">
            <text:p>7.22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CIMARK.LU.SMALL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509.55" calcext:value-type="float">
            <text:p>509.55</text:p>
          </table:table-cell>
          <table:table-cell office:value-type="float" office:value="798.87" calcext:value-type="float">
            <text:p>798.87</text:p>
          </table:table-cell>
          <table:table-cell office:value-type="float" office:value="803.57" calcext:value-type="float">
            <text:p>803.57</text:p>
          </table:table-cell>
          <table:table-cell table:style-name="Default"/>
          <table:table-cell office:value-type="float" office:value="555.88" calcext:value-type="float">
            <text:p>555.88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130:.A139])" office:value-type="float" office:value="0" calcext:value-type="float">
            <text:p>0</text:p>
          </table:table-cell>
          <table:table-cell table:style-name="Default" table:formula="of:=COUNT([.B130:.B139])" office:value-type="float" office:value="8" calcext:value-type="float">
            <text:p>8</text:p>
          </table:table-cell>
          <table:table-cell table:style-name="Default" table:formula="of:=COUNT([.C130:.C139])" office:value-type="float" office:value="8" calcext:value-type="float">
            <text:p>8</text:p>
          </table:table-cell>
          <table:table-cell table:style-name="Default" table:formula="of:=COUNT([.D130:.D139])" office:value-type="float" office:value="8" calcext:value-type="float">
            <text:p>8</text:p>
          </table:table-cell>
          <table:table-cell table:style-name="Default" table:formula="of:=COUNT([.E130:.E139])" office:value-type="float" office:value="0" calcext:value-type="float">
            <text:p>0</text:p>
          </table:table-cell>
          <table:table-cell table:style-name="ce26" table:formula="of:=COUNT([.F130:.F139])" office:value-type="float" office:value="8" calcext:value-type="float">
            <text:p>8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154" calcext:value-type="float">
            <text:p>154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130:.O139])" office:value-type="float" office:value="8" calcext:value-type="float">
            <text:p>8</text:p>
          </table:table-cell>
          <table:table-cell table:style-name="ce26" table:formula="of:=COUNT([.P130:.P139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48.89" calcext:value-type="float">
            <text:p>548.89</text:p>
          </table:table-cell>
          <table:table-cell office:value-type="float" office:value="801.33" calcext:value-type="float">
            <text:p>801.33</text:p>
          </table:table-cell>
          <table:table-cell office:value-type="float" office:value="817.52" calcext:value-type="float">
            <text:p>817.52</text:p>
          </table:table-cell>
          <table:table-cell table:style-name="Default"/>
          <table:table-cell office:value-type="float" office:value="587.16" calcext:value-type="float">
            <text:p>587.16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130:.A139])" office:value-type="string" office:string-value="" calcext:value-type="error">
            <text:p>#DIV/0!</text:p>
          </table:table-cell>
          <table:table-cell table:style-name="ce19" table:formula="of:=AVERAGE([.B130:.B139])" office:value-type="float" office:value="551.64375" calcext:value-type="float">
            <text:p>551.64375</text:p>
          </table:table-cell>
          <table:table-cell table:style-name="ce19" table:formula="of:=AVERAGE([.C130:.C139])" office:value-type="float" office:value="810.08875" calcext:value-type="float">
            <text:p>810.08875</text:p>
          </table:table-cell>
          <table:table-cell table:style-name="ce19" table:formula="of:=AVERAGE([.D130:.D139])" office:value-type="float" office:value="809.7275" calcext:value-type="float">
            <text:p>809.7275</text:p>
          </table:table-cell>
          <table:table-cell table:style-name="ce19" table:formula="of:=AVERAGE([.E130:.E139])" office:value-type="string" office:string-value="" calcext:value-type="error">
            <text:p>#DIV/0!</text:p>
          </table:table-cell>
          <table:table-cell table:style-name="ce27" table:formula="of:=AVERAGE([.F130:.F139])" office:value-type="float" office:value="589.605" calcext:value-type="float">
            <text:p>589.605</text:p>
          </table:table-cell>
          <table:table-cell table:style-name="ce19" table:formula="of:=([.M131]-[.I131])/[.I131]" office:value-type="float" office:value="0.0688147921552634" calcext:value-type="float">
            <text:p>0.0688147922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130:.O139])" office:value-type="float" office:value="289.375" calcext:value-type="float">
            <text:p>289.375</text:p>
          </table:table-cell>
          <table:table-cell table:style-name="ce27" table:formula="of:=AVERAGE([.P130:.P139])" office:value-type="float" office:value="142.125" calcext:value-type="float">
            <text:p>142.12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66.71" calcext:value-type="float">
            <text:p>566.71</text:p>
          </table:table-cell>
          <table:table-cell office:value-type="float" office:value="806.42" calcext:value-type="float">
            <text:p>806.42</text:p>
          </table:table-cell>
          <table:table-cell office:value-type="float" office:value="809.01" calcext:value-type="float">
            <text:p>809.01</text:p>
          </table:table-cell>
          <table:table-cell table:style-name="Default"/>
          <table:table-cell office:value-type="float" office:value="590.04" calcext:value-type="float">
            <text:p>590.04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131:.A139])" office:value-type="string" office:string-value="" calcext:value-type="error">
            <text:p>#DIV/0!</text:p>
          </table:table-cell>
          <table:table-cell table:style-name="Default" table:formula="of:=VAR([.B131:.B139])" office:value-type="float" office:value="686.58909047619" calcext:value-type="float">
            <text:p>686.5890904762</text:p>
          </table:table-cell>
          <table:table-cell table:style-name="Default" table:formula="of:=VAR([.C131:.C139])" office:value-type="float" office:value="77.4617809523807" calcext:value-type="float">
            <text:p>77.4617809524</text:p>
          </table:table-cell>
          <table:table-cell table:style-name="Default" table:formula="of:=VAR([.D131:.D139])" office:value-type="float" office:value="22.115057142857" calcext:value-type="float">
            <text:p>22.1150571429</text:p>
          </table:table-cell>
          <table:table-cell table:style-name="Default" table:formula="of:=VAR([.E131:.E139])" office:value-type="string" office:string-value="" calcext:value-type="error">
            <text:p>#DIV/0!</text:p>
          </table:table-cell>
          <table:table-cell table:style-name="ce26" table:formula="of:=VAR([.F131:.F139])" office:value-type="float" office:value="33.8269904761905" calcext:value-type="float">
            <text:p>33.8269904762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131:.O139])" office:value-type="float" office:value="1512.14285714286" calcext:value-type="float">
            <text:p>1512.1428571429</text:p>
          </table:table-cell>
          <table:table-cell table:style-name="ce26" table:formula="of:=VAR([.P131:.P139])" office:value-type="float" office:value="89.952380952381" calcext:value-type="float">
            <text:p>89.9523809524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68.05" calcext:value-type="float">
            <text:p>568.05</text:p>
          </table:table-cell>
          <table:table-cell office:value-type="float" office:value="807.56" calcext:value-type="float">
            <text:p>807.56</text:p>
          </table:table-cell>
          <table:table-cell office:value-type="float" office:value="808.51" calcext:value-type="float">
            <text:p>808.51</text:p>
          </table:table-cell>
          <table:table-cell table:style-name="Default"/>
          <table:table-cell office:value-type="float" office:value="590.77" calcext:value-type="float">
            <text:p>590.77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132]/[.H130])" office:value-type="string" office:string-value="" calcext:value-type="error">
            <text:p>#DIV/0!</text:p>
          </table:table-cell>
          <table:table-cell table:style-name="Default" table:formula="of:=SQRT([.I132]/[.I130])" office:value-type="float" office:value="9.26410472250415" calcext:value-type="float">
            <text:p>9.2641047225</text:p>
          </table:table-cell>
          <table:table-cell table:style-name="Default" table:formula="of:=SQRT([.J132]/[.J130])" office:value-type="float" office:value="3.11170734791169" calcext:value-type="float">
            <text:p>3.1117073479</text:p>
          </table:table-cell>
          <table:table-cell table:style-name="Default" table:formula="of:=SQRT([.K132]/[.K130])" office:value-type="float" office:value="1.66264311951096" calcext:value-type="float">
            <text:p>1.6626431195</text:p>
          </table:table-cell>
          <table:table-cell table:style-name="Default" table:formula="of:=SQRT([.L132]/[.L130])" office:value-type="string" office:string-value="" calcext:value-type="error">
            <text:p>#DIV/0!</text:p>
          </table:table-cell>
          <table:table-cell table:style-name="ce26" table:formula="of:=SQRT([.M132]/[.M130])" office:value-type="float" office:value="2.05630100168332" calcext:value-type="float">
            <text:p>2.0563010017</text:p>
          </table:table-cell>
          <table:table-cell table:style-name="Default"/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132]/[.R130])" office:value-type="float" office:value="13.7483765275343" calcext:value-type="float">
            <text:p>13.7483765275</text:p>
          </table:table-cell>
          <table:table-cell table:style-name="ce26" table:formula="of:=SQRT([.S132]/[.S130])" office:value-type="float" office:value="3.35321452028462" calcext:value-type="float">
            <text:p>3.3532145203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94.8" calcext:value-type="float">
            <text:p>594.8</text:p>
          </table:table-cell>
          <table:table-cell office:value-type="float" office:value="809.11" calcext:value-type="float">
            <text:p>809.11</text:p>
          </table:table-cell>
          <table:table-cell office:value-type="float" office:value="812.1" calcext:value-type="float">
            <text:p>812.1</text:p>
          </table:table-cell>
          <table:table-cell table:style-name="Default"/>
          <table:table-cell office:value-type="float" office:value="593.69" calcext:value-type="float">
            <text:p>593.69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130]-1" office:value-type="float" office:value="-1" calcext:value-type="float">
            <text:p>-1</text:p>
          </table:table-cell>
          <table:table-cell table:style-name="Default" table:formula="of:=[.I130]-1" office:value-type="float" office:value="7" calcext:value-type="float">
            <text:p>7</text:p>
          </table:table-cell>
          <table:table-cell table:style-name="Default" table:formula="of:=[.J130]-1" office:value-type="float" office:value="7" calcext:value-type="float">
            <text:p>7</text:p>
          </table:table-cell>
          <table:table-cell table:style-name="Default" table:formula="of:=[.K130]-1" office:value-type="float" office:value="7" calcext:value-type="float">
            <text:p>7</text:p>
          </table:table-cell>
          <table:table-cell table:style-name="Default" table:formula="of:=[.L130]-1" office:value-type="float" office:value="-1" calcext:value-type="float">
            <text:p>-1</text:p>
          </table:table-cell>
          <table:table-cell table:style-name="ce26" table:formula="of:=[.M130]-1" office:value-type="float" office:value="7" calcext:value-type="float">
            <text:p>7</text:p>
          </table:table-cell>
          <table:table-cell table:style-name="Default"/>
          <table:table-cell office:value-type="float" office:value="353" calcext:value-type="float">
            <text:p>353</text:p>
          </table:table-cell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130]-1" office:value-type="float" office:value="7" calcext:value-type="float">
            <text:p>7</text:p>
          </table:table-cell>
          <table:table-cell table:style-name="ce26" table:formula="of:=[.S130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09.55" calcext:value-type="float">
            <text:p>509.55</text:p>
          </table:table-cell>
          <table:table-cell office:value-type="float" office:value="810.22" calcext:value-type="float">
            <text:p>810.22</text:p>
          </table:table-cell>
          <table:table-cell office:value-type="float" office:value="804.94" calcext:value-type="float">
            <text:p>804.94</text:p>
          </table:table-cell>
          <table:table-cell table:style-name="Default"/>
          <table:table-cell office:value-type="float" office:value="595.53" calcext:value-type="float">
            <text:p>595.53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134])" office:value-type="string" office:string-value="" calcext:value-type="error">
            <text:p>Err:502</text:p>
          </table:table-cell>
          <table:table-cell table:style-name="Default" table:formula="of:=TINV(0.05;[.I134])" office:value-type="float" office:value="2.36462425159279" calcext:value-type="float">
            <text:p>2.3646242516</text:p>
          </table:table-cell>
          <table:table-cell table:style-name="Default" table:formula="of:=TINV(0.05;[.J134])" office:value-type="float" office:value="2.36462425159279" calcext:value-type="float">
            <text:p>2.3646242516</text:p>
          </table:table-cell>
          <table:table-cell table:style-name="Default" table:formula="of:=TINV(0.05;[.K134])" office:value-type="float" office:value="2.36462425159279" calcext:value-type="float">
            <text:p>2.3646242516</text:p>
          </table:table-cell>
          <table:table-cell table:style-name="Default" table:formula="of:=TINV(0.05;[.L134])" office:value-type="string" office:string-value="" calcext:value-type="error">
            <text:p>Err:502</text:p>
          </table:table-cell>
          <table:table-cell table:style-name="ce26" table:formula="of:=TINV(0.05;[.M134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158" calcext:value-type="float">
            <text:p>158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134])" office:value-type="float" office:value="2.36462425159279" calcext:value-type="float">
            <text:p>2.3646242516</text:p>
          </table:table-cell>
          <table:table-cell table:style-name="ce26" table:formula="of:=TINV(0.05;[.S134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548.89" calcext:value-type="float">
            <text:p>548.89</text:p>
          </table:table-cell>
          <table:table-cell office:value-type="float" office:value="820.43" calcext:value-type="float">
            <text:p>820.43</text:p>
          </table:table-cell>
          <table:table-cell office:value-type="float" office:value="815.73" calcext:value-type="float">
            <text:p>815.73</text:p>
          </table:table-cell>
          <table:table-cell table:style-name="Default"/>
          <table:table-cell office:value-type="float" office:value="600.38" calcext:value-type="float">
            <text:p>600.38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135]*[.H133])" office:value-type="string" office:string-value="" calcext:value-type="error">
            <text:p>Err:502</text:p>
          </table:table-cell>
          <table:table-cell table:style-name="ce19" table:formula="of:=([.I135]*[.I133])" office:value-type="float" office:value="21.9061266961286" calcext:value-type="float">
            <text:p>21.9061266961</text:p>
          </table:table-cell>
          <table:table-cell table:style-name="ce19" table:formula="of:=([.J135]*[.J133])" office:value-type="float" office:value="7.35801865873145" calcext:value-type="float">
            <text:p>7.3580186587</text:p>
          </table:table-cell>
          <table:table-cell table:style-name="ce19" table:formula="of:=([.K135]*[.K133])" office:value-type="float" office:value="3.93152624213949" calcext:value-type="float">
            <text:p>3.9315262421</text:p>
          </table:table-cell>
          <table:table-cell table:style-name="ce19" table:formula="of:=([.L135]*[.L133])" office:value-type="string" office:string-value="" calcext:value-type="error">
            <text:p>Err:502</text:p>
          </table:table-cell>
          <table:table-cell table:style-name="ce27" table:formula="of:=([.M135]*[.M133])" office:value-type="float" office:value="4.86237921715491" calcext:value-type="float">
            <text:p>4.8623792172</text:p>
          </table:table-cell>
          <table:table-cell table:style-name="ce19"/>
          <table:table-cell office:value-type="float" office:value="250" calcext:value-type="float">
            <text:p>250</text:p>
          </table:table-cell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135]*[.R133])" office:value-type="float" office:value="32.5097445570367" calcext:value-type="float">
            <text:p>32.509744557</text:p>
          </table:table-cell>
          <table:table-cell table:style-name="ce27" table:formula="of:=([.S135]*[.S133])" office:value-type="float" office:value="7.92909237545809" calcext:value-type="float">
            <text:p>7.9290923755</text:p>
          </table:table-cell>
          <table:table-cell/>
          <table:table-cell table:formula="of:=CONCATENATE(LOWER([.A127]);&quot;;&quot;;[.I131];&quot;;&quot;;[.I136];&quot;;&quot;;[.M131];&quot;;&quot;;[.M136];&quot;;&quot;;[.R131];&quot;;&quot;;[.R136];&quot;;&quot;;[.S131];&quot;;&quot;;[.S136])" office:value-type="string" office:string-value="scimark.lu.small;551.64375;21.9061266961286;589.605;4.86237921715491;289.375;32.5097445570367;142.125;7.92909237545809" calcext:value-type="string">
            <text:p>scimark.lu.small;551.64375;21.9061266961286;589.605;4.86237921715491;289.375;32.5097445570367;142.125;7.92909237545809</text:p>
          </table:table-cell>
        </table:table-row>
        <table:table-row table:style-name="ro3">
          <table:table-cell table:style-name="Default"/>
          <table:table-cell office:value-type="float" office:value="566.71" calcext:value-type="float">
            <text:p>566.71</text:p>
          </table:table-cell>
          <table:table-cell office:value-type="float" office:value="826.77" calcext:value-type="float">
            <text:p>826.77</text:p>
          </table:table-cell>
          <table:table-cell office:value-type="float" office:value="806.44" calcext:value-type="float">
            <text:p>806.44</text:p>
          </table:table-cell>
          <table:table-cell table:style-name="Default"/>
          <table:table-cell office:value-type="float" office:value="603.39" calcext:value-type="float">
            <text:p>603.39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136]/[.H131]" office:value-type="string" office:string-value="" calcext:value-type="error">
            <text:p>Err:502</text:p>
          </table:table-cell>
          <table:table-cell table:style-name="ce21" table:formula="of:=[.I136]/[.I131]" office:value-type="percentage" office:value="0.0397106406011644" calcext:value-type="percentage">
            <text:p>3.97%</text:p>
          </table:table-cell>
          <table:table-cell table:style-name="ce21" table:formula="of:=[.J136]/[.J131]" office:value-type="percentage" office:value="0.00908297844986916" calcext:value-type="percentage">
            <text:p>0.91%</text:p>
          </table:table-cell>
          <table:table-cell table:style-name="ce21" table:formula="of:=[.K136]/[.K131]" office:value-type="percentage" office:value="0.00485536954362979" calcext:value-type="percentage">
            <text:p>0.49%</text:p>
          </table:table-cell>
          <table:table-cell table:style-name="ce21" table:formula="of:=[.L136]/[.L131]" office:value-type="string" office:string-value="" calcext:value-type="error">
            <text:p>Err:502</text:p>
          </table:table-cell>
          <table:table-cell table:style-name="ce28" table:formula="of:=[.M136]/[.M131]" office:value-type="percentage" office:value="0.00824684189780431" calcext:value-type="percentage">
            <text:p>0.82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35" calcext:value-type="float">
            <text:p>135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136]/[.R131]" office:value-type="percentage" office:value="0.11234468961395" calcext:value-type="percentage">
            <text:p>11.23%</text:p>
          </table:table-cell>
          <table:table-cell table:style-name="ce28" table:formula="of:=[.S136]/[.S131]" office:value-type="percentage" office:value="0.0557895681650525" calcext:value-type="percentage">
            <text:p>5.58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CIMARK.SOR.LARGE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Default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81.91" calcext:value-type="float">
            <text:p>81.91</text:p>
          </table:table-cell>
          <table:table-cell office:value-type="float" office:value="84.61" calcext:value-type="float">
            <text:p>84.61</text:p>
          </table:table-cell>
          <table:table-cell office:value-type="float" office:value="88.5" calcext:value-type="float">
            <text:p>88.5</text:p>
          </table:table-cell>
          <table:table-cell table:style-name="Default"/>
          <table:table-cell office:value-type="float" office:value="83.27" calcext:value-type="float">
            <text:p>83.27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154:.A163])" office:value-type="float" office:value="0" calcext:value-type="float">
            <text:p>0</text:p>
          </table:table-cell>
          <table:table-cell table:style-name="Default" table:formula="of:=COUNT([.B154:.B163])" office:value-type="float" office:value="8" calcext:value-type="float">
            <text:p>8</text:p>
          </table:table-cell>
          <table:table-cell table:style-name="Default" table:formula="of:=COUNT([.C154:.C163])" office:value-type="float" office:value="8" calcext:value-type="float">
            <text:p>8</text:p>
          </table:table-cell>
          <table:table-cell table:style-name="Default" table:formula="of:=COUNT([.D154:.D163])" office:value-type="float" office:value="8" calcext:value-type="float">
            <text:p>8</text:p>
          </table:table-cell>
          <table:table-cell table:style-name="Default" table:formula="of:=COUNT([.E154:.E163])" office:value-type="float" office:value="0" calcext:value-type="float">
            <text:p>0</text:p>
          </table:table-cell>
          <table:table-cell table:style-name="ce26" table:formula="of:=COUNT([.F154:.F163])" office:value-type="float" office:value="8" calcext:value-type="float">
            <text:p>8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154:.O163])" office:value-type="float" office:value="8" calcext:value-type="float">
            <text:p>8</text:p>
          </table:table-cell>
          <table:table-cell table:style-name="ce26" table:formula="of:=COUNT([.P154:.P163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82.28" calcext:value-type="float">
            <text:p>82.28</text:p>
          </table:table-cell>
          <table:table-cell office:value-type="float" office:value="84.79" calcext:value-type="float">
            <text:p>84.79</text:p>
          </table:table-cell>
          <table:table-cell office:value-type="float" office:value="90.89" calcext:value-type="float">
            <text:p>90.89</text:p>
          </table:table-cell>
          <table:table-cell table:style-name="Default"/>
          <table:table-cell office:value-type="float" office:value="83.45" calcext:value-type="float">
            <text:p>83.45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154:.A163])" office:value-type="string" office:string-value="" calcext:value-type="error">
            <text:p>#DIV/0!</text:p>
          </table:table-cell>
          <table:table-cell table:style-name="ce19" table:formula="of:=AVERAGE([.B154:.B163])" office:value-type="float" office:value="82.90875" calcext:value-type="float">
            <text:p>82.90875</text:p>
          </table:table-cell>
          <table:table-cell table:style-name="ce19" table:formula="of:=AVERAGE([.C154:.C163])" office:value-type="float" office:value="87.4225" calcext:value-type="float">
            <text:p>87.4225</text:p>
          </table:table-cell>
          <table:table-cell table:style-name="ce19" table:formula="of:=AVERAGE([.D154:.D163])" office:value-type="float" office:value="89.3025" calcext:value-type="float">
            <text:p>89.3025</text:p>
          </table:table-cell>
          <table:table-cell table:style-name="ce19" table:formula="of:=AVERAGE([.E154:.E163])" office:value-type="string" office:string-value="" calcext:value-type="error">
            <text:p>#DIV/0!</text:p>
          </table:table-cell>
          <table:table-cell table:style-name="ce27" table:formula="of:=AVERAGE([.F154:.F163])" office:value-type="float" office:value="83.14" calcext:value-type="float">
            <text:p>83.14</text:p>
          </table:table-cell>
          <table:table-cell table:style-name="ce19" table:formula="of:=([.M155]-[.I155])/[.I155]" office:value-type="float" office:value="0.0027892110301989" calcext:value-type="float">
            <text:p>0.002789211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154:.O163])" office:value-type="float" office:value="213.75" calcext:value-type="float">
            <text:p>213.75</text:p>
          </table:table-cell>
          <table:table-cell table:style-name="ce27" table:formula="of:=AVERAGE([.P154:.P163])" office:value-type="float" office:value="76.125" calcext:value-type="float">
            <text:p>76.12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82.64" calcext:value-type="float">
            <text:p>82.64</text:p>
          </table:table-cell>
          <table:table-cell office:value-type="float" office:value="85.91" calcext:value-type="float">
            <text:p>85.91</text:p>
          </table:table-cell>
          <table:table-cell office:value-type="float" office:value="90.24" calcext:value-type="float">
            <text:p>90.24</text:p>
          </table:table-cell>
          <table:table-cell table:style-name="Default"/>
          <table:table-cell office:value-type="float" office:value="83.79" calcext:value-type="float">
            <text:p>83.79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155:.A163])" office:value-type="string" office:string-value="" calcext:value-type="error">
            <text:p>#DIV/0!</text:p>
          </table:table-cell>
          <table:table-cell table:style-name="Default" table:formula="of:=VAR([.B155:.B163])" office:value-type="float" office:value="0.211914285714284" calcext:value-type="float">
            <text:p>0.2119142857</text:p>
          </table:table-cell>
          <table:table-cell table:style-name="Default" table:formula="of:=VAR([.C155:.C163])" office:value-type="float" office:value="4.49392857142857" calcext:value-type="float">
            <text:p>4.4939285714</text:p>
          </table:table-cell>
          <table:table-cell table:style-name="Default" table:formula="of:=VAR([.D155:.D163])" office:value-type="float" office:value="1.87669047619048" calcext:value-type="float">
            <text:p>1.8766904762</text:p>
          </table:table-cell>
          <table:table-cell table:style-name="Default" table:formula="of:=VAR([.E155:.E163])" office:value-type="string" office:string-value="" calcext:value-type="error">
            <text:p>#DIV/0!</text:p>
          </table:table-cell>
          <table:table-cell table:style-name="ce26" table:formula="of:=VAR([.F155:.F163])" office:value-type="float" office:value="0.276680952380956" calcext:value-type="float">
            <text:p>0.2766809524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69" calcext:value-type="float">
            <text:p>69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155:.O163])" office:value-type="float" office:value="802.47619047619" calcext:value-type="float">
            <text:p>802.4761904762</text:p>
          </table:table-cell>
          <table:table-cell table:style-name="ce26" table:formula="of:=VAR([.P155:.P163])" office:value-type="float" office:value="166.619047619048" calcext:value-type="float">
            <text:p>166.619047619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83.11" calcext:value-type="float">
            <text:p>83.11</text:p>
          </table:table-cell>
          <table:table-cell office:value-type="float" office:value="86.21" calcext:value-type="float">
            <text:p>86.21</text:p>
          </table:table-cell>
          <table:table-cell office:value-type="float" office:value="89.78" calcext:value-type="float">
            <text:p>89.78</text:p>
          </table:table-cell>
          <table:table-cell table:style-name="Default"/>
          <table:table-cell office:value-type="float" office:value="82.38" calcext:value-type="float">
            <text:p>82.38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156]/[.H154])" office:value-type="string" office:string-value="" calcext:value-type="error">
            <text:p>#DIV/0!</text:p>
          </table:table-cell>
          <table:table-cell table:style-name="Default" table:formula="of:=SQRT([.I156]/[.I154])" office:value-type="float" office:value="0.162755293967003" calcext:value-type="float">
            <text:p>0.162755294</text:p>
          </table:table-cell>
          <table:table-cell table:style-name="Default" table:formula="of:=SQRT([.J156]/[.J154])" office:value-type="float" office:value="0.749493876845283" calcext:value-type="float">
            <text:p>0.7494938768</text:p>
          </table:table-cell>
          <table:table-cell table:style-name="Default" table:formula="of:=SQRT([.K156]/[.K154])" office:value-type="float" office:value="0.484341108645353" calcext:value-type="float">
            <text:p>0.4843411086</text:p>
          </table:table-cell>
          <table:table-cell table:style-name="Default" table:formula="of:=SQRT([.L156]/[.L154])" office:value-type="string" office:string-value="" calcext:value-type="error">
            <text:p>#DIV/0!</text:p>
          </table:table-cell>
          <table:table-cell table:style-name="ce26" table:formula="of:=SQRT([.M156]/[.M154])" office:value-type="float" office:value="0.185970747827768" calcext:value-type="float">
            <text:p>0.1859707478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76" calcext:value-type="float">
            <text:p>76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156]/[.R154])" office:value-type="float" office:value="10.0154642333505" calcext:value-type="float">
            <text:p>10.0154642334</text:p>
          </table:table-cell>
          <table:table-cell table:style-name="ce26" table:formula="of:=SQRT([.S156]/[.S154])" office:value-type="float" office:value="4.56370254863099" calcext:value-type="float">
            <text:p>4.563702548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83.15" calcext:value-type="float">
            <text:p>83.15</text:p>
          </table:table-cell>
          <table:table-cell office:value-type="float" office:value="88.82" calcext:value-type="float">
            <text:p>88.82</text:p>
          </table:table-cell>
          <table:table-cell office:value-type="float" office:value="89.12" calcext:value-type="float">
            <text:p>89.12</text:p>
          </table:table-cell>
          <table:table-cell table:style-name="Default"/>
          <table:table-cell office:value-type="float" office:value="82.63" calcext:value-type="float">
            <text:p>82.63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154]-1" office:value-type="float" office:value="-1" calcext:value-type="float">
            <text:p>-1</text:p>
          </table:table-cell>
          <table:table-cell table:style-name="Default" table:formula="of:=[.I154]-1" office:value-type="float" office:value="7" calcext:value-type="float">
            <text:p>7</text:p>
          </table:table-cell>
          <table:table-cell table:style-name="Default" table:formula="of:=[.J154]-1" office:value-type="float" office:value="7" calcext:value-type="float">
            <text:p>7</text:p>
          </table:table-cell>
          <table:table-cell table:style-name="Default" table:formula="of:=[.K154]-1" office:value-type="float" office:value="7" calcext:value-type="float">
            <text:p>7</text:p>
          </table:table-cell>
          <table:table-cell table:style-name="Default" table:formula="of:=[.L154]-1" office:value-type="float" office:value="-1" calcext:value-type="float">
            <text:p>-1</text:p>
          </table:table-cell>
          <table:table-cell table:style-name="ce26" table:formula="of:=[.M154]-1" office:value-type="float" office:value="7" calcext:value-type="float">
            <text:p>7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154]-1" office:value-type="float" office:value="7" calcext:value-type="float">
            <text:p>7</text:p>
          </table:table-cell>
          <table:table-cell table:style-name="ce26" table:formula="of:=[.S154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83.17" calcext:value-type="float">
            <text:p>83.17</text:p>
          </table:table-cell>
          <table:table-cell office:value-type="float" office:value="89.41" calcext:value-type="float">
            <text:p>89.41</text:p>
          </table:table-cell>
          <table:table-cell office:value-type="float" office:value="89.53" calcext:value-type="float">
            <text:p>89.53</text:p>
          </table:table-cell>
          <table:table-cell table:style-name="Default"/>
          <table:table-cell office:value-type="float" office:value="82.76" calcext:value-type="float">
            <text:p>82.76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158])" office:value-type="string" office:string-value="" calcext:value-type="error">
            <text:p>Err:502</text:p>
          </table:table-cell>
          <table:table-cell table:style-name="Default" table:formula="of:=TINV(0.05;[.I158])" office:value-type="float" office:value="2.36462425159279" calcext:value-type="float">
            <text:p>2.3646242516</text:p>
          </table:table-cell>
          <table:table-cell table:style-name="Default" table:formula="of:=TINV(0.05;[.J158])" office:value-type="float" office:value="2.36462425159279" calcext:value-type="float">
            <text:p>2.3646242516</text:p>
          </table:table-cell>
          <table:table-cell table:style-name="Default" table:formula="of:=TINV(0.05;[.K158])" office:value-type="float" office:value="2.36462425159279" calcext:value-type="float">
            <text:p>2.3646242516</text:p>
          </table:table-cell>
          <table:table-cell table:style-name="Default" table:formula="of:=TINV(0.05;[.L158])" office:value-type="string" office:string-value="" calcext:value-type="error">
            <text:p>Err:502</text:p>
          </table:table-cell>
          <table:table-cell table:style-name="ce26" table:formula="of:=TINV(0.05;[.M158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158])" office:value-type="float" office:value="2.36462425159279" calcext:value-type="float">
            <text:p>2.3646242516</text:p>
          </table:table-cell>
          <table:table-cell table:style-name="ce26" table:formula="of:=TINV(0.05;[.S158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83.32" calcext:value-type="float">
            <text:p>83.32</text:p>
          </table:table-cell>
          <table:table-cell office:value-type="float" office:value="89.65" calcext:value-type="float">
            <text:p>89.65</text:p>
          </table:table-cell>
          <table:table-cell office:value-type="float" office:value="86.58" calcext:value-type="float">
            <text:p>86.58</text:p>
          </table:table-cell>
          <table:table-cell table:style-name="Default"/>
          <table:table-cell office:value-type="float" office:value="83.37" calcext:value-type="float">
            <text:p>83.37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159]*[.H157])" office:value-type="string" office:string-value="" calcext:value-type="error">
            <text:p>Err:502</text:p>
          </table:table-cell>
          <table:table-cell table:style-name="ce19" table:formula="of:=([.I159]*[.I157])" office:value-type="float" office:value="0.384855115189488" calcext:value-type="float">
            <text:p>0.3848551152</text:p>
          </table:table-cell>
          <table:table-cell table:style-name="ce19" table:formula="of:=([.J159]*[.J157])" office:value-type="float" office:value="1.77227139760865" calcext:value-type="float">
            <text:p>1.7722713976</text:p>
          </table:table-cell>
          <table:table-cell table:style-name="ce19" table:formula="of:=([.K159]*[.K157])" office:value-type="float" office:value="1.14528473154614" calcext:value-type="float">
            <text:p>1.1452847315</text:p>
          </table:table-cell>
          <table:table-cell table:style-name="ce19" table:formula="of:=([.L159]*[.L157])" office:value-type="string" office:string-value="" calcext:value-type="error">
            <text:p>Err:502</text:p>
          </table:table-cell>
          <table:table-cell table:style-name="ce27" table:formula="of:=([.M159]*[.M157])" office:value-type="float" office:value="0.439750940400388" calcext:value-type="float">
            <text:p>0.4397509404</text:p>
          </table:table-cell>
          <table:table-cell table:style-name="ce19"/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159]*[.R157])" office:value-type="float" office:value="23.6828096171408" calcext:value-type="float">
            <text:p>23.6828096171</text:p>
          </table:table-cell>
          <table:table-cell table:style-name="ce27" table:formula="of:=([.S159]*[.S157])" office:value-type="float" office:value="10.7914417235486" calcext:value-type="float">
            <text:p>10.7914417235</text:p>
          </table:table-cell>
          <table:table-cell/>
          <table:table-cell table:formula="of:=CONCATENATE(LOWER([.A151]);&quot;;&quot;;[.I155];&quot;;&quot;;[.I160];&quot;;&quot;;[.M155];&quot;;&quot;;[.M160];&quot;;&quot;;[.R155];&quot;;&quot;;[.R160];&quot;;&quot;;[.S155];&quot;;&quot;;[.S160])" office:value-type="string" office:string-value="scimark.sor.large;82.90875;0.384855115189488;83.14;0.439750940400388;213.75;23.6828096171408;76.125;10.7914417235486" calcext:value-type="string">
            <text:p>scimark.sor.large;82.90875;0.384855115189488;83.14;0.439750940400388;213.75;23.6828096171408;76.125;10.7914417235486</text:p>
          </table:table-cell>
        </table:table-row>
        <table:table-row table:style-name="ro3">
          <table:table-cell table:style-name="Default"/>
          <table:table-cell office:value-type="float" office:value="83.69" calcext:value-type="float">
            <text:p>83.69</text:p>
          </table:table-cell>
          <table:table-cell office:value-type="float" office:value="89.98" calcext:value-type="float">
            <text:p>89.98</text:p>
          </table:table-cell>
          <table:table-cell office:value-type="float" office:value="89.78" calcext:value-type="float">
            <text:p>89.78</text:p>
          </table:table-cell>
          <table:table-cell table:style-name="Default"/>
          <table:table-cell office:value-type="float" office:value="83.47" calcext:value-type="float">
            <text:p>83.47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160]/[.H155]" office:value-type="string" office:string-value="" calcext:value-type="error">
            <text:p>Err:502</text:p>
          </table:table-cell>
          <table:table-cell table:style-name="ce21" table:formula="of:=[.I160]/[.I155]" office:value-type="percentage" office:value="0.00464191192352422" calcext:value-type="percentage">
            <text:p>0.46%</text:p>
          </table:table-cell>
          <table:table-cell table:style-name="ce21" table:formula="of:=[.J160]/[.J155]" office:value-type="percentage" office:value="0.0202724858887432" calcext:value-type="percentage">
            <text:p>2.03%</text:p>
          </table:table-cell>
          <table:table-cell table:style-name="ce21" table:formula="of:=[.K160]/[.K155]" office:value-type="percentage" office:value="0.012824777935065" calcext:value-type="percentage">
            <text:p>1.28%</text:p>
          </table:table-cell>
          <table:table-cell table:style-name="ce21" table:formula="of:=[.L160]/[.L155]" office:value-type="string" office:string-value="" calcext:value-type="error">
            <text:p>Err:502</text:p>
          </table:table-cell>
          <table:table-cell table:style-name="ce28" table:formula="of:=[.M160]/[.M155]" office:value-type="percentage" office:value="0.0052892824200191" calcext:value-type="percentage">
            <text:p>0.53%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160]/[.R155]" office:value-type="percentage" office:value="0.110796770138671" calcext:value-type="percentage">
            <text:p>11.08%</text:p>
          </table:table-cell>
          <table:table-cell table:style-name="ce28" table:formula="of:=[.S160]/[.S155]" office:value-type="percentage" office:value="0.141759497189473" calcext:value-type="percentage">
            <text:p>14.18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CIMARK.SPARSE.LARGE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43.47" calcext:value-type="float">
            <text:p>43.47</text:p>
          </table:table-cell>
          <table:table-cell office:value-type="float" office:value="58.94" calcext:value-type="float">
            <text:p>58.94</text:p>
          </table:table-cell>
          <table:table-cell office:value-type="float" office:value="66.59" calcext:value-type="float">
            <text:p>66.59</text:p>
          </table:table-cell>
          <table:table-cell table:style-name="Default"/>
          <table:table-cell office:value-type="float" office:value="42.24" calcext:value-type="float">
            <text:p>42.24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178:.A187])" office:value-type="float" office:value="0" calcext:value-type="float">
            <text:p>0</text:p>
          </table:table-cell>
          <table:table-cell table:style-name="Default" table:formula="of:=COUNT([.B178:.B187])" office:value-type="float" office:value="8" calcext:value-type="float">
            <text:p>8</text:p>
          </table:table-cell>
          <table:table-cell table:style-name="Default" table:formula="of:=COUNT([.C178:.C187])" office:value-type="float" office:value="8" calcext:value-type="float">
            <text:p>8</text:p>
          </table:table-cell>
          <table:table-cell table:style-name="Default" table:formula="of:=COUNT([.D178:.D187])" office:value-type="float" office:value="8" calcext:value-type="float">
            <text:p>8</text:p>
          </table:table-cell>
          <table:table-cell table:style-name="Default" table:formula="of:=COUNT([.E178:.E187])" office:value-type="float" office:value="0" calcext:value-type="float">
            <text:p>0</text:p>
          </table:table-cell>
          <table:table-cell table:style-name="ce26" table:formula="of:=COUNT([.F178:.F187])" office:value-type="float" office:value="8" calcext:value-type="float">
            <text:p>8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178:.O187])" office:value-type="float" office:value="8" calcext:value-type="float">
            <text:p>8</text:p>
          </table:table-cell>
          <table:table-cell table:style-name="ce26" table:formula="of:=COUNT([.P178:.P187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4.73" calcext:value-type="float">
            <text:p>44.73</text:p>
          </table:table-cell>
          <table:table-cell office:value-type="float" office:value="60.56" calcext:value-type="float">
            <text:p>60.56</text:p>
          </table:table-cell>
          <table:table-cell office:value-type="float" office:value="68.35" calcext:value-type="float">
            <text:p>68.35</text:p>
          </table:table-cell>
          <table:table-cell table:style-name="Default"/>
          <table:table-cell office:value-type="float" office:value="44.8" calcext:value-type="float">
            <text:p>44.8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178:.A187])" office:value-type="string" office:string-value="" calcext:value-type="error">
            <text:p>#DIV/0!</text:p>
          </table:table-cell>
          <table:table-cell table:style-name="ce19" table:formula="of:=AVERAGE([.B178:.B187])" office:value-type="float" office:value="47.355" calcext:value-type="float">
            <text:p>47.355</text:p>
          </table:table-cell>
          <table:table-cell table:style-name="ce19" table:formula="of:=AVERAGE([.C178:.C187])" office:value-type="float" office:value="62.6875" calcext:value-type="float">
            <text:p>62.6875</text:p>
          </table:table-cell>
          <table:table-cell table:style-name="ce19" table:formula="of:=AVERAGE([.D178:.D187])" office:value-type="float" office:value="68.895" calcext:value-type="float">
            <text:p>68.895</text:p>
          </table:table-cell>
          <table:table-cell table:style-name="ce19" table:formula="of:=AVERAGE([.E178:.E187])" office:value-type="string" office:string-value="" calcext:value-type="error">
            <text:p>#DIV/0!</text:p>
          </table:table-cell>
          <table:table-cell table:style-name="ce27" table:formula="of:=AVERAGE([.F178:.F187])" office:value-type="float" office:value="48.32875" calcext:value-type="float">
            <text:p>48.32875</text:p>
          </table:table-cell>
          <table:table-cell table:style-name="ce19" table:formula="of:=([.M179]-[.I179])/[.I179]" office:value-type="float" office:value="0.0205627705627706" calcext:value-type="float">
            <text:p>0.0205627706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178:.O187])" office:value-type="float" office:value="254.125" calcext:value-type="float">
            <text:p>254.125</text:p>
          </table:table-cell>
          <table:table-cell table:style-name="ce27" table:formula="of:=AVERAGE([.P178:.P187])" office:value-type="float" office:value="100.25" calcext:value-type="float">
            <text:p>100.2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6.4" calcext:value-type="float">
            <text:p>46.4</text:p>
          </table:table-cell>
          <table:table-cell office:value-type="float" office:value="61.54" calcext:value-type="float">
            <text:p>61.54</text:p>
          </table:table-cell>
          <table:table-cell office:value-type="float" office:value="67.11" calcext:value-type="float">
            <text:p>67.11</text:p>
          </table:table-cell>
          <table:table-cell table:style-name="Default"/>
          <table:table-cell office:value-type="float" office:value="44.88" calcext:value-type="float">
            <text:p>44.88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179:.A187])" office:value-type="string" office:string-value="" calcext:value-type="error">
            <text:p>#DIV/0!</text:p>
          </table:table-cell>
          <table:table-cell table:style-name="Default" table:formula="of:=VAR([.B179:.B187])" office:value-type="float" office:value="3.56393333333334" calcext:value-type="float">
            <text:p>3.5639333333</text:p>
          </table:table-cell>
          <table:table-cell table:style-name="Default" table:formula="of:=VAR([.C179:.C187])" office:value-type="float" office:value="3.51005714285714" calcext:value-type="float">
            <text:p>3.5100571429</text:p>
          </table:table-cell>
          <table:table-cell table:style-name="Default" table:formula="of:=VAR([.D179:.D187])" office:value-type="float" office:value="5.10649523809524" calcext:value-type="float">
            <text:p>5.1064952381</text:p>
          </table:table-cell>
          <table:table-cell table:style-name="Default" table:formula="of:=VAR([.E179:.E187])" office:value-type="string" office:string-value="" calcext:value-type="error">
            <text:p>#DIV/0!</text:p>
          </table:table-cell>
          <table:table-cell table:style-name="ce26" table:formula="of:=VAR([.F179:.F187])" office:value-type="float" office:value="76.9577476190476" calcext:value-type="float">
            <text:p>76.957747619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104" calcext:value-type="float">
            <text:p>104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179:.O187])" office:value-type="float" office:value="612.285714285714" calcext:value-type="float">
            <text:p>612.2857142857</text:p>
          </table:table-cell>
          <table:table-cell table:style-name="ce26" table:formula="of:=VAR([.P179:.P187])" office:value-type="float" office:value="106.333333333333" calcext:value-type="float">
            <text:p>106.3333333333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7.26" calcext:value-type="float">
            <text:p>47.26</text:p>
          </table:table-cell>
          <table:table-cell office:value-type="float" office:value="62.25" calcext:value-type="float">
            <text:p>62.25</text:p>
          </table:table-cell>
          <table:table-cell office:value-type="float" office:value="70.19" calcext:value-type="float">
            <text:p>70.19</text:p>
          </table:table-cell>
          <table:table-cell table:style-name="Default"/>
          <table:table-cell office:value-type="float" office:value="45.12" calcext:value-type="float">
            <text:p>45.12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180]/[.H178])" office:value-type="string" office:string-value="" calcext:value-type="error">
            <text:p>#DIV/0!</text:p>
          </table:table-cell>
          <table:table-cell table:style-name="Default" table:formula="of:=SQRT([.I180]/[.I178])" office:value-type="float" office:value="0.667451621218098" calcext:value-type="float">
            <text:p>0.6674516212</text:p>
          </table:table-cell>
          <table:table-cell table:style-name="Default" table:formula="of:=SQRT([.J180]/[.J178])" office:value-type="float" office:value="0.662387456748044" calcext:value-type="float">
            <text:p>0.6623874567</text:p>
          </table:table-cell>
          <table:table-cell table:style-name="Default" table:formula="of:=SQRT([.K180]/[.K178])" office:value-type="float" office:value="0.79894424383802" calcext:value-type="float">
            <text:p>0.7989442438</text:p>
          </table:table-cell>
          <table:table-cell table:style-name="Default" table:formula="of:=SQRT([.L180]/[.L178])" office:value-type="string" office:string-value="" calcext:value-type="error">
            <text:p>#DIV/0!</text:p>
          </table:table-cell>
          <table:table-cell table:style-name="ce26" table:formula="of:=SQRT([.M180]/[.M178])" office:value-type="float" office:value="3.10156709622425" calcext:value-type="float">
            <text:p>3.1015670962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94" calcext:value-type="float">
            <text:p>94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180]/[.R178])" office:value-type="float" office:value="8.74846925385889" calcext:value-type="float">
            <text:p>8.7484692539</text:p>
          </table:table-cell>
          <table:table-cell table:style-name="ce26" table:formula="of:=SQRT([.S180]/[.S178])" office:value-type="float" office:value="3.64577380903789" calcext:value-type="float">
            <text:p>3.645773809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8.47" calcext:value-type="float">
            <text:p>48.47</text:p>
          </table:table-cell>
          <table:table-cell office:value-type="float" office:value="63.47" calcext:value-type="float">
            <text:p>63.47</text:p>
          </table:table-cell>
          <table:table-cell office:value-type="float" office:value="72.05" calcext:value-type="float">
            <text:p>72.05</text:p>
          </table:table-cell>
          <table:table-cell table:style-name="Default"/>
          <table:table-cell office:value-type="float" office:value="45.36" calcext:value-type="float">
            <text:p>45.36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178]-1" office:value-type="float" office:value="-1" calcext:value-type="float">
            <text:p>-1</text:p>
          </table:table-cell>
          <table:table-cell table:style-name="Default" table:formula="of:=[.I178]-1" office:value-type="float" office:value="7" calcext:value-type="float">
            <text:p>7</text:p>
          </table:table-cell>
          <table:table-cell table:style-name="Default" table:formula="of:=[.J178]-1" office:value-type="float" office:value="7" calcext:value-type="float">
            <text:p>7</text:p>
          </table:table-cell>
          <table:table-cell table:style-name="Default" table:formula="of:=[.K178]-1" office:value-type="float" office:value="7" calcext:value-type="float">
            <text:p>7</text:p>
          </table:table-cell>
          <table:table-cell table:style-name="Default" table:formula="of:=[.L178]-1" office:value-type="float" office:value="-1" calcext:value-type="float">
            <text:p>-1</text:p>
          </table:table-cell>
          <table:table-cell table:style-name="ce26" table:formula="of:=[.M178]-1" office:value-type="float" office:value="7" calcext:value-type="float">
            <text:p>7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105" calcext:value-type="float">
            <text:p>105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178]-1" office:value-type="float" office:value="7" calcext:value-type="float">
            <text:p>7</text:p>
          </table:table-cell>
          <table:table-cell table:style-name="ce26" table:formula="of:=[.S178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8.86" calcext:value-type="float">
            <text:p>48.86</text:p>
          </table:table-cell>
          <table:table-cell office:value-type="float" office:value="64.07" calcext:value-type="float">
            <text:p>64.07</text:p>
          </table:table-cell>
          <table:table-cell office:value-type="float" office:value="72.25" calcext:value-type="float">
            <text:p>72.25</text:p>
          </table:table-cell>
          <table:table-cell table:style-name="Default"/>
          <table:table-cell office:value-type="float" office:value="47.24" calcext:value-type="float">
            <text:p>47.24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182])" office:value-type="string" office:string-value="" calcext:value-type="error">
            <text:p>Err:502</text:p>
          </table:table-cell>
          <table:table-cell table:style-name="Default" table:formula="of:=TINV(0.05;[.I182])" office:value-type="float" office:value="2.36462425159279" calcext:value-type="float">
            <text:p>2.3646242516</text:p>
          </table:table-cell>
          <table:table-cell table:style-name="Default" table:formula="of:=TINV(0.05;[.J182])" office:value-type="float" office:value="2.36462425159279" calcext:value-type="float">
            <text:p>2.3646242516</text:p>
          </table:table-cell>
          <table:table-cell table:style-name="Default" table:formula="of:=TINV(0.05;[.K182])" office:value-type="float" office:value="2.36462425159279" calcext:value-type="float">
            <text:p>2.3646242516</text:p>
          </table:table-cell>
          <table:table-cell table:style-name="Default" table:formula="of:=TINV(0.05;[.L182])" office:value-type="string" office:string-value="" calcext:value-type="error">
            <text:p>Err:502</text:p>
          </table:table-cell>
          <table:table-cell table:style-name="ce26" table:formula="of:=TINV(0.05;[.M182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182])" office:value-type="float" office:value="2.36462425159279" calcext:value-type="float">
            <text:p>2.3646242516</text:p>
          </table:table-cell>
          <table:table-cell table:style-name="ce26" table:formula="of:=TINV(0.05;[.S182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49.73" calcext:value-type="float">
            <text:p>49.73</text:p>
          </table:table-cell>
          <table:table-cell office:value-type="float" office:value="64.84" calcext:value-type="float">
            <text:p>64.84</text:p>
          </table:table-cell>
          <table:table-cell office:value-type="float" office:value="67.27" calcext:value-type="float">
            <text:p>67.27</text:p>
          </table:table-cell>
          <table:table-cell table:style-name="Default"/>
          <table:table-cell office:value-type="float" office:value="48.11" calcext:value-type="float">
            <text:p>48.11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183]*[.H181])" office:value-type="string" office:string-value="" calcext:value-type="error">
            <text:p>Err:502</text:p>
          </table:table-cell>
          <table:table-cell table:style-name="ce19" table:formula="of:=([.I183]*[.I181])" office:value-type="float" office:value="1.57827229029724" calcext:value-type="float">
            <text:p>1.5782722903</text:p>
          </table:table-cell>
          <table:table-cell table:style-name="ce19" table:formula="of:=([.J183]*[.J181])" office:value-type="float" office:value="1.56629744417729" calcext:value-type="float">
            <text:p>1.5662974442</text:p>
          </table:table-cell>
          <table:table-cell table:style-name="ce19" table:formula="of:=([.K183]*[.K181])" office:value-type="float" office:value="1.88920293464984" calcext:value-type="float">
            <text:p>1.8892029346</text:p>
          </table:table-cell>
          <table:table-cell table:style-name="ce19" table:formula="of:=([.L183]*[.L181])" office:value-type="string" office:string-value="" calcext:value-type="error">
            <text:p>Err:502</text:p>
          </table:table-cell>
          <table:table-cell table:style-name="ce27" table:formula="of:=([.M183]*[.M181])" office:value-type="float" office:value="7.33404077367409" calcext:value-type="float">
            <text:p>7.3340407737</text:p>
          </table:table-cell>
          <table:table-cell table:style-name="ce19"/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183]*[.R181])" office:value-type="float" office:value="20.6868425619886" calcext:value-type="float">
            <text:p>20.686842562</text:p>
          </table:table-cell>
          <table:table-cell table:style-name="ce27" table:formula="of:=([.S183]*[.S181])" office:value-type="float" office:value="8.62088516467281" calcext:value-type="float">
            <text:p>8.6208851647</text:p>
          </table:table-cell>
          <table:table-cell/>
          <table:table-cell table:formula="of:=CONCATENATE(LOWER([.A175]);&quot;;&quot;;[.I179];&quot;;&quot;;[.I184];&quot;;&quot;;[.M179];&quot;;&quot;;[.M184];&quot;;&quot;;[.R179];&quot;;&quot;;[.R184];&quot;;&quot;;[.S179];&quot;;&quot;;[.S184])" office:value-type="string" office:string-value="scimark.sparse.large;47.355;1.57827229029724;48.32875;7.33404077367409;254.125;20.6868425619886;100.25;8.62088516467281" calcext:value-type="string">
            <text:p>scimark.sparse.large;47.355;1.57827229029724;48.32875;7.33404077367409;254.125;20.6868425619886;100.25;8.62088516467281</text:p>
          </table:table-cell>
        </table:table-row>
        <table:table-row table:style-name="ro3">
          <table:table-cell table:style-name="Default"/>
          <table:table-cell office:value-type="float" office:value="49.92" calcext:value-type="float">
            <text:p>49.92</text:p>
          </table:table-cell>
          <table:table-cell office:value-type="float" office:value="65.83" calcext:value-type="float">
            <text:p>65.83</text:p>
          </table:table-cell>
          <table:table-cell office:value-type="float" office:value="67.35" calcext:value-type="float">
            <text:p>67.35</text:p>
          </table:table-cell>
          <table:table-cell table:style-name="Default"/>
          <table:table-cell office:value-type="float" office:value="68.88" calcext:value-type="float">
            <text:p>68.88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184]/[.H179]" office:value-type="string" office:string-value="" calcext:value-type="error">
            <text:p>Err:502</text:p>
          </table:table-cell>
          <table:table-cell table:style-name="ce21" table:formula="of:=[.I184]/[.I179]" office:value-type="percentage" office:value="0.0333285247660698" calcext:value-type="percentage">
            <text:p>3.33%</text:p>
          </table:table-cell>
          <table:table-cell table:style-name="ce21" table:formula="of:=[.J184]/[.J179]" office:value-type="percentage" office:value="0.0249858017017315" calcext:value-type="percentage">
            <text:p>2.50%</text:p>
          </table:table-cell>
          <table:table-cell table:style-name="ce21" table:formula="of:=[.K184]/[.K179]" office:value-type="percentage" office:value="0.0274214810167624" calcext:value-type="percentage">
            <text:p>2.74%</text:p>
          </table:table-cell>
          <table:table-cell table:style-name="ce21" table:formula="of:=[.L184]/[.L179]" office:value-type="string" office:string-value="" calcext:value-type="error">
            <text:p>Err:502</text:p>
          </table:table-cell>
          <table:table-cell table:style-name="ce28" table:formula="of:=[.M184]/[.M179]" office:value-type="percentage" office:value="0.151753165014077" calcext:value-type="percentage">
            <text:p>15.18%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184]/[.R179]" office:value-type="percentage" office:value="0.0814042009325669" calcext:value-type="percentage">
            <text:p>8.14%</text:p>
          </table:table-cell>
          <table:table-cell table:style-name="ce28" table:formula="of:=[.S184]/[.S179]" office:value-type="percentage" office:value="0.0859938669792799" calcext:value-type="percentage">
            <text:p>8.60%</text:p>
          </table:table-cell>
          <table:table-cell table:number-columns-repeated="2"/>
        </table:table-row>
        <table:table-row table:style-name="ro3" table:number-rows-repeated="12"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7"/>
          <table:table-cell table:style-name="ce23"/>
          <table:table-cell table:style-name="ce9"/>
          <table:table-cell table:style-name="ce29"/>
          <table:table-cell table:style-name="ce8" table:number-columns-repeated="3"/>
          <table:table-cell table:style-name="ce2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9"/>
          <table:table-cell table:style-name="ce9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USE</text:p>
          </table:table-cell>
          <table:covered-table-cell table:style-name="ce24"/>
          <table:table-cell table:style-name="ce9"/>
          <table:table-cell table:style-name="ce30" office:value-type="string" calcext:value-type="string">
            <text:p>BASELINE</text:p>
          </table:table-cell>
          <table:table-cell table:style-name="ce31" office:value-type="string" calcext:value-type="string">
            <text:p>USE</text:p>
          </table:table-cell>
          <table:table-cell table:style-name="ce31"/>
          <table:table-cell table:style-name="ce30" office:value-type="string" calcext:value-type="string">
            <text:p>BASELINE</text:p>
          </table:table-cell>
          <table:table-cell table:style-name="ce24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10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5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5"/>
          <table:table-cell table:number-columns-repeated="2"/>
        </table:table-row>
        <table:table-row table:style-name="ro3">
          <table:table-cell table:style-name="Default"/>
          <table:table-cell office:value-type="float" office:value="102.37" calcext:value-type="float">
            <text:p>102.37</text:p>
          </table:table-cell>
          <table:table-cell office:value-type="float" office:value="186.19" calcext:value-type="float">
            <text:p>186.19</text:p>
          </table:table-cell>
          <table:table-cell office:value-type="float" office:value="212.74" calcext:value-type="float">
            <text:p>212.74</text:p>
          </table:table-cell>
          <table:table-cell table:style-name="Default"/>
          <table:table-cell office:value-type="float" office:value="101.68" calcext:value-type="float">
            <text:p>101.68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A202:.A211])" office:value-type="float" office:value="0" calcext:value-type="float">
            <text:p>0</text:p>
          </table:table-cell>
          <table:table-cell table:style-name="Default" table:formula="of:=COUNT([.B202:.B211])" office:value-type="float" office:value="8" calcext:value-type="float">
            <text:p>8</text:p>
          </table:table-cell>
          <table:table-cell table:style-name="Default" table:formula="of:=COUNT([.C202:.C211])" office:value-type="float" office:value="8" calcext:value-type="float">
            <text:p>8</text:p>
          </table:table-cell>
          <table:table-cell table:style-name="Default" table:formula="of:=COUNT([.D202:.D211])" office:value-type="float" office:value="8" calcext:value-type="float">
            <text:p>8</text:p>
          </table:table-cell>
          <table:table-cell table:style-name="Default" table:formula="of:=COUNT([.E202:.E211])" office:value-type="float" office:value="0" calcext:value-type="float">
            <text:p>0</text:p>
          </table:table-cell>
          <table:table-cell table:style-name="ce26" table:formula="of:=COUNT([.F202:.F211])" office:value-type="float" office:value="8" calcext:value-type="float">
            <text:p>8</text:p>
          </table:table-cell>
          <table:table-cell table:style-name="Default"/>
          <table:table-cell office:value-type="float" office:value="353" calcext:value-type="float">
            <text:p>353</text:p>
          </table:table-cell>
          <table:table-cell office:value-type="float" office:value="229" calcext:value-type="float">
            <text:p>229</text:p>
          </table:table-cell>
          <table:table-cell table:style-name="ce16" office:value-type="string" calcext:value-type="string">
            <text:p>Count of obvervations</text:p>
          </table:table-cell>
          <table:table-cell table:style-name="Default" table:formula="of:=COUNT([.O202:.O211])" office:value-type="float" office:value="8" calcext:value-type="float">
            <text:p>8</text:p>
          </table:table-cell>
          <table:table-cell table:style-name="ce26" table:formula="of:=COUNT([.P202:.P211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03.13" calcext:value-type="float">
            <text:p>103.13</text:p>
          </table:table-cell>
          <table:table-cell office:value-type="float" office:value="188.8" calcext:value-type="float">
            <text:p>188.8</text:p>
          </table:table-cell>
          <table:table-cell office:value-type="float" office:value="202.86" calcext:value-type="float">
            <text:p>202.86</text:p>
          </table:table-cell>
          <table:table-cell table:style-name="Default"/>
          <table:table-cell office:value-type="float" office:value="103.17" calcext:value-type="float">
            <text:p>103.17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A202:.A211])" office:value-type="string" office:string-value="" calcext:value-type="error">
            <text:p>#DIV/0!</text:p>
          </table:table-cell>
          <table:table-cell table:style-name="ce19" table:formula="of:=AVERAGE([.B202:.B211])" office:value-type="float" office:value="108.80125" calcext:value-type="float">
            <text:p>108.80125</text:p>
          </table:table-cell>
          <table:table-cell table:style-name="ce19" table:formula="of:=AVERAGE([.C202:.C211])" office:value-type="float" office:value="195.21875" calcext:value-type="float">
            <text:p>195.21875</text:p>
          </table:table-cell>
          <table:table-cell table:style-name="ce19" table:formula="of:=AVERAGE([.D202:.D211])" office:value-type="float" office:value="210.02875" calcext:value-type="float">
            <text:p>210.02875</text:p>
          </table:table-cell>
          <table:table-cell table:style-name="ce19" table:formula="of:=AVERAGE([.E202:.E211])" office:value-type="string" office:string-value="" calcext:value-type="error">
            <text:p>#DIV/0!</text:p>
          </table:table-cell>
          <table:table-cell table:style-name="ce27" table:formula="of:=AVERAGE([.F202:.F211])" office:value-type="float" office:value="114.72625" calcext:value-type="float">
            <text:p>114.72625</text:p>
          </table:table-cell>
          <table:table-cell table:style-name="ce19" table:formula="of:=([.M203]-[.I203])/[.I203]" office:value-type="float" office:value="0.0544570949322733" calcext:value-type="float">
            <text:p>0.0544570949</text:p>
          </table:table-cell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table:style-name="ce16" office:value-type="string" calcext:value-type="string">
            <text:p>Sample mean</text:p>
          </table:table-cell>
          <table:table-cell table:style-name="ce19" table:formula="of:=AVERAGE([.O202:.O211])" office:value-type="float" office:value="312.875" calcext:value-type="float">
            <text:p>312.875</text:p>
          </table:table-cell>
          <table:table-cell table:style-name="ce27" table:formula="of:=AVERAGE([.P202:.P211])" office:value-type="float" office:value="217.25" calcext:value-type="float">
            <text:p>217.25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09.36" calcext:value-type="float">
            <text:p>109.36</text:p>
          </table:table-cell>
          <table:table-cell office:value-type="float" office:value="191.1" calcext:value-type="float">
            <text:p>191.1</text:p>
          </table:table-cell>
          <table:table-cell office:value-type="float" office:value="202.39" calcext:value-type="float">
            <text:p>202.39</text:p>
          </table:table-cell>
          <table:table-cell table:style-name="Default"/>
          <table:table-cell office:value-type="float" office:value="105.17" calcext:value-type="float">
            <text:p>105.17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A203:.A211])" office:value-type="string" office:string-value="" calcext:value-type="error">
            <text:p>#DIV/0!</text:p>
          </table:table-cell>
          <table:table-cell table:style-name="Default" table:formula="of:=VAR([.B203:.B211])" office:value-type="float" office:value="60.1427666666667" calcext:value-type="float">
            <text:p>60.1427666667</text:p>
          </table:table-cell>
          <table:table-cell table:style-name="Default" table:formula="of:=VAR([.C203:.C211])" office:value-type="float" office:value="55.6618142857143" calcext:value-type="float">
            <text:p>55.6618142857</text:p>
          </table:table-cell>
          <table:table-cell table:style-name="Default" table:formula="of:=VAR([.D203:.D211])" office:value-type="float" office:value="56.0494476190476" calcext:value-type="float">
            <text:p>56.049447619</text:p>
          </table:table-cell>
          <table:table-cell table:style-name="Default" table:formula="of:=VAR([.E203:.E211])" office:value-type="string" office:string-value="" calcext:value-type="error">
            <text:p>#DIV/0!</text:p>
          </table:table-cell>
          <table:table-cell table:style-name="ce26" table:formula="of:=VAR([.F203:.F211])" office:value-type="float" office:value="262.947633333333" calcext:value-type="float">
            <text:p>262.9476333333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table:style-name="ce16" office:value-type="string" calcext:value-type="string">
            <text:p>Sample variance</text:p>
          </table:table-cell>
          <table:table-cell table:style-name="Default" table:formula="of:=VAR([.O203:.O211])" office:value-type="float" office:value="1365.80952380952" calcext:value-type="float">
            <text:p>1365.8095238095</text:p>
          </table:table-cell>
          <table:table-cell table:style-name="ce26" table:formula="of:=VAR([.P203:.P211])" office:value-type="float" office:value="268.619047619048" calcext:value-type="float">
            <text:p>268.619047619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09.41" calcext:value-type="float">
            <text:p>109.41</text:p>
          </table:table-cell>
          <table:table-cell office:value-type="float" office:value="192.18" calcext:value-type="float">
            <text:p>192.18</text:p>
          </table:table-cell>
          <table:table-cell office:value-type="float" office:value="211.32" calcext:value-type="float">
            <text:p>211.32</text:p>
          </table:table-cell>
          <table:table-cell table:style-name="Default"/>
          <table:table-cell office:value-type="float" office:value="106.3" calcext:value-type="float">
            <text:p>106.3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H204]/[.H202])" office:value-type="string" office:string-value="" calcext:value-type="error">
            <text:p>#DIV/0!</text:p>
          </table:table-cell>
          <table:table-cell table:style-name="Default" table:formula="of:=SQRT([.I204]/[.I202])" office:value-type="float" office:value="2.74186904015005" calcext:value-type="float">
            <text:p>2.7418690402</text:p>
          </table:table-cell>
          <table:table-cell table:style-name="Default" table:formula="of:=SQRT([.J204]/[.J202])" office:value-type="float" office:value="2.63775032664471" calcext:value-type="float">
            <text:p>2.6377503266</text:p>
          </table:table-cell>
          <table:table-cell table:style-name="Default" table:formula="of:=SQRT([.K204]/[.K202])" office:value-type="float" office:value="2.64691914352912" calcext:value-type="float">
            <text:p>2.6469191435</text:p>
          </table:table-cell>
          <table:table-cell table:style-name="Default" table:formula="of:=SQRT([.L204]/[.L202])" office:value-type="string" office:string-value="" calcext:value-type="error">
            <text:p>#DIV/0!</text:p>
          </table:table-cell>
          <table:table-cell table:style-name="ce26" table:formula="of:=SQRT([.M204]/[.M202])" office:value-type="float" office:value="5.73310161837959" calcext:value-type="float">
            <text:p>5.7331016184</text:p>
          </table:table-cell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207" calcext:value-type="float">
            <text:p>207</text:p>
          </table:table-cell>
          <table:table-cell table:style-name="ce16" office:value-type="string" calcext:value-type="string">
            <text:p>Estimate of std. Error</text:p>
          </table:table-cell>
          <table:table-cell table:style-name="Default" table:formula="of:=SQRT([.R204]/[.R202])" office:value-type="float" office:value="13.0662232675012" calcext:value-type="float">
            <text:p>13.0662232675</text:p>
          </table:table-cell>
          <table:table-cell table:style-name="ce26" table:formula="of:=SQRT([.S204]/[.S202])" office:value-type="float" office:value="5.79459929178722" calcext:value-type="float">
            <text:p>5.7945992918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14.83" calcext:value-type="float">
            <text:p>114.83</text:p>
          </table:table-cell>
          <table:table-cell office:value-type="float" office:value="193.08" calcext:value-type="float">
            <text:p>193.08</text:p>
          </table:table-cell>
          <table:table-cell office:value-type="float" office:value="210.12" calcext:value-type="float">
            <text:p>210.12</text:p>
          </table:table-cell>
          <table:table-cell table:style-name="Default"/>
          <table:table-cell office:value-type="float" office:value="108.91" calcext:value-type="float">
            <text:p>108.91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H202]-1" office:value-type="float" office:value="-1" calcext:value-type="float">
            <text:p>-1</text:p>
          </table:table-cell>
          <table:table-cell table:style-name="Default" table:formula="of:=[.I202]-1" office:value-type="float" office:value="7" calcext:value-type="float">
            <text:p>7</text:p>
          </table:table-cell>
          <table:table-cell table:style-name="Default" table:formula="of:=[.J202]-1" office:value-type="float" office:value="7" calcext:value-type="float">
            <text:p>7</text:p>
          </table:table-cell>
          <table:table-cell table:style-name="Default" table:formula="of:=[.K202]-1" office:value-type="float" office:value="7" calcext:value-type="float">
            <text:p>7</text:p>
          </table:table-cell>
          <table:table-cell table:style-name="Default" table:formula="of:=[.L202]-1" office:value-type="float" office:value="-1" calcext:value-type="float">
            <text:p>-1</text:p>
          </table:table-cell>
          <table:table-cell table:style-name="ce26" table:formula="of:=[.M202]-1" office:value-type="float" office:value="7" calcext:value-type="float">
            <text:p>7</text:p>
          </table:table-cell>
          <table:table-cell table:style-name="Default"/>
          <table:table-cell office:value-type="float" office:value="307" calcext:value-type="float">
            <text:p>307</text:p>
          </table:table-cell>
          <table:table-cell office:value-type="float" office:value="218" calcext:value-type="float">
            <text:p>218</text:p>
          </table:table-cell>
          <table:table-cell table:style-name="ce16" office:value-type="string" calcext:value-type="string">
            <text:p>Degrees of freedom</text:p>
          </table:table-cell>
          <table:table-cell table:style-name="Default" table:formula="of:=[.R202]-1" office:value-type="float" office:value="7" calcext:value-type="float">
            <text:p>7</text:p>
          </table:table-cell>
          <table:table-cell table:style-name="ce26" table:formula="of:=[.S202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16.17" calcext:value-type="float">
            <text:p>116.17</text:p>
          </table:table-cell>
          <table:table-cell office:value-type="float" office:value="196.71" calcext:value-type="float">
            <text:p>196.71</text:p>
          </table:table-cell>
          <table:table-cell office:value-type="float" office:value="203.56" calcext:value-type="float">
            <text:p>203.56</text:p>
          </table:table-cell>
          <table:table-cell table:style-name="Default"/>
          <table:table-cell office:value-type="float" office:value="113.29" calcext:value-type="float">
            <text:p>113.29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H206])" office:value-type="string" office:string-value="" calcext:value-type="error">
            <text:p>Err:502</text:p>
          </table:table-cell>
          <table:table-cell table:style-name="Default" table:formula="of:=TINV(0.05;[.I206])" office:value-type="float" office:value="2.36462425159279" calcext:value-type="float">
            <text:p>2.3646242516</text:p>
          </table:table-cell>
          <table:table-cell table:style-name="Default" table:formula="of:=TINV(0.05;[.J206])" office:value-type="float" office:value="2.36462425159279" calcext:value-type="float">
            <text:p>2.3646242516</text:p>
          </table:table-cell>
          <table:table-cell table:style-name="Default" table:formula="of:=TINV(0.05;[.K206])" office:value-type="float" office:value="2.36462425159279" calcext:value-type="float">
            <text:p>2.3646242516</text:p>
          </table:table-cell>
          <table:table-cell table:style-name="Default" table:formula="of:=TINV(0.05;[.L206])" office:value-type="string" office:string-value="" calcext:value-type="error">
            <text:p>Err:502</text:p>
          </table:table-cell>
          <table:table-cell table:style-name="ce26" table:formula="of:=TINV(0.05;[.M206])" office:value-type="float" office:value="2.36462425159279" calcext:value-type="float">
            <text:p>2.3646242516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table:style-name="ce16" office:value-type="string" calcext:value-type="string">
            <text:p>t value</text:p>
          </table:table-cell>
          <table:table-cell table:style-name="Default" table:formula="of:=TINV(0.05;[.R206])" office:value-type="float" office:value="2.36462425159279" calcext:value-type="float">
            <text:p>2.3646242516</text:p>
          </table:table-cell>
          <table:table-cell table:style-name="ce26" table:formula="of:=TINV(0.05;[.S206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float" office:value="118.53" calcext:value-type="float">
            <text:p>118.53</text:p>
          </table:table-cell>
          <table:table-cell office:value-type="float" office:value="206.11" calcext:value-type="float">
            <text:p>206.11</text:p>
          </table:table-cell>
          <table:table-cell office:value-type="float" office:value="222.89" calcext:value-type="float">
            <text:p>222.89</text:p>
          </table:table-cell>
          <table:table-cell table:style-name="Default"/>
          <table:table-cell office:value-type="float" office:value="135.88" calcext:value-type="float">
            <text:p>135.88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H207]*[.H205])" office:value-type="string" office:string-value="" calcext:value-type="error">
            <text:p>Err:502</text:p>
          </table:table-cell>
          <table:table-cell table:style-name="ce19" table:formula="of:=([.I207]*[.I205])" office:value-type="float" office:value="6.48349002703024" calcext:value-type="float">
            <text:p>6.483490027</text:p>
          </table:table-cell>
          <table:table-cell table:style-name="ce19" table:formula="of:=([.J207]*[.J205])" office:value-type="float" office:value="6.23728839203088" calcext:value-type="float">
            <text:p>6.237288392</text:p>
          </table:table-cell>
          <table:table-cell table:style-name="ce19" table:formula="of:=([.K207]*[.K205])" office:value-type="float" office:value="6.25896919879417" calcext:value-type="float">
            <text:p>6.2589691988</text:p>
          </table:table-cell>
          <table:table-cell table:style-name="ce19" table:formula="of:=([.L207]*[.L205])" office:value-type="string" office:string-value="" calcext:value-type="error">
            <text:p>Err:502</text:p>
          </table:table-cell>
          <table:table-cell table:style-name="ce27" table:formula="of:=([.M207]*[.M205])" office:value-type="float" office:value="13.5566311236662" calcext:value-type="float">
            <text:p>13.5566311237</text:p>
          </table:table-cell>
          <table:table-cell table:style-name="ce19"/>
          <table:table-cell office:value-type="float" office:value="334" calcext:value-type="float">
            <text:p>334</text:p>
          </table:table-cell>
          <table:table-cell office:value-type="float" office:value="190" calcext:value-type="float">
            <text:p>190</text:p>
          </table:table-cell>
          <table:table-cell table:style-name="ce16" office:value-type="string" calcext:value-type="string">
            <text:p>Margin of error</text:p>
          </table:table-cell>
          <table:table-cell table:style-name="ce19" table:formula="of:=([.R207]*[.R205])" office:value-type="float" office:value="30.8967084150593" calcext:value-type="float">
            <text:p>30.8967084151</text:p>
          </table:table-cell>
          <table:table-cell table:style-name="ce27" table:formula="of:=([.S207]*[.S205])" office:value-type="float" office:value="13.7020500136224" calcext:value-type="float">
            <text:p>13.7020500136</text:p>
          </table:table-cell>
          <table:table-cell/>
          <table:table-cell table:formula="of:=CONCATENATE(LOWER([.A199]);&quot;;&quot;;[.I203];&quot;;&quot;;[.I208];&quot;;&quot;;[.M203];&quot;;&quot;;[.M208];&quot;;&quot;;[.R203];&quot;;&quot;;[.R208];&quot;;&quot;;[.S203];&quot;;&quot;;[.S208])" office:value-type="string" office:string-value="serial;108.80125;6.48349002703024;114.72625;13.5566311236662;312.875;30.8967084150593;217.25;13.7020500136224" calcext:value-type="string">
            <text:p>serial;108.80125;6.48349002703024;114.72625;13.5566311236662;312.875;30.8967084150593;217.25;13.7020500136224</text:p>
          </table:table-cell>
        </table:table-row>
        <table:table-row table:style-name="ro3">
          <table:table-cell table:style-name="Default"/>
          <table:table-cell office:value-type="float" office:value="96.61" calcext:value-type="float">
            <text:p>96.61</text:p>
          </table:table-cell>
          <table:table-cell office:value-type="float" office:value="207.58" calcext:value-type="float">
            <text:p>207.58</text:p>
          </table:table-cell>
          <table:table-cell office:value-type="float" office:value="214.35" calcext:value-type="float">
            <text:p>214.35</text:p>
          </table:table-cell>
          <table:table-cell table:style-name="Default"/>
          <table:table-cell office:value-type="float" office:value="143.41" calcext:value-type="float">
            <text:p>143.41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H208]/[.H203]" office:value-type="string" office:string-value="" calcext:value-type="error">
            <text:p>Err:502</text:p>
          </table:table-cell>
          <table:table-cell table:style-name="ce21" table:formula="of:=[.I208]/[.I203]" office:value-type="percentage" office:value="0.0595902163534907" calcext:value-type="percentage">
            <text:p>5.96%</text:p>
          </table:table-cell>
          <table:table-cell table:style-name="ce21" table:formula="of:=[.J208]/[.J203]" office:value-type="percentage" office:value="0.0319502526884886" calcext:value-type="percentage">
            <text:p>3.20%</text:p>
          </table:table-cell>
          <table:table-cell table:style-name="ce21" table:formula="of:=[.K208]/[.K203]" office:value-type="percentage" office:value="0.02980053539715" calcext:value-type="percentage">
            <text:p>2.98%</text:p>
          </table:table-cell>
          <table:table-cell table:style-name="ce21" table:formula="of:=[.L208]/[.L203]" office:value-type="string" office:string-value="" calcext:value-type="error">
            <text:p>Err:502</text:p>
          </table:table-cell>
          <table:table-cell table:style-name="ce28" table:formula="of:=[.M208]/[.M203]" office:value-type="percentage" office:value="0.118165033056221" calcext:value-type="percentage">
            <text:p>11.82%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Margin of error %</text:p>
          </table:table-cell>
          <table:table-cell table:style-name="ce21" table:formula="of:=[.R208]/[.R203]" office:value-type="percentage" office:value="0.0987509657692668" calcext:value-type="percentage">
            <text:p>9.88%</text:p>
          </table:table-cell>
          <table:table-cell table:style-name="ce28" table:formula="of:=[.S208]/[.S203]" office:value-type="percentage" office:value="0.0630704258394589" calcext:value-type="percentage">
            <text:p>6.31%</text:p>
          </table:table-cell>
          <table:table-cell table:number-columns-repeated="2"/>
        </table:table-row>
        <table:table-row table:style-name="ro3" table:number-rows-repeated="1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1:06:19.896071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09T12:54:49.739539618</dc:date>
    <meta:editing-duration>PT5H32M</meta:editing-duration>
    <meta:editing-cycles>19</meta:editing-cycles>
    <meta:generator>LibreOffice/4.4.3.2$Linux_X86_64 LibreOffice_project/40m0$Build-2</meta:generator>
    <meta:document-statistic meta:table-count="2" meta:cell-count="1430" meta:object-count="0"/>
  </office:meta>
</office:document-meta>
</file>